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0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0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52" style:family="table-cell" style:parent-style-name="Default" style:data-style-name="N37"/>
    <style:style style:name="ce55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4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6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shamb</text:p>
          </table:table-cell>
          <table:table-cell office:value-type="string" calcext:value-type="string">
            <text:p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wolfd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hamb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pske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keleton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m4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farm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mtown2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usg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housg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part of dialogue fixes (see housg1.dlg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IDS sync</text:p>
          </table:table-cell>
          <table:table-cell table:number-columns-repeated="1014"/>
        </table:table-row>
        <table:table-row table:style-name="ro1">
          <table:table-cell table:style-name="ce3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bdshamb, null, 255, null, null, 0, null, null, null =&gt; bdshamb // tbd, cam: shambling mound consistency" calcext:value-type="string">
            <text:p><text:s text:c="2"/>bdshamb, null, 255, null, null, 0, null, null, null =&gt; bdshamb // tbd, cam: shambling mound consistency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bdwolfdr, null, null, 4, null, null, null, null, null =&gt; bdwolfdr // dread wolves are undead" calcext:value-type="string">
            <text:p><text:s text:c="2"/>bdwolfdr, null, null, 4, null, null, null, null, null =&gt; bdwolfdr // dread wolves are undead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bpshamb, 176, 255, null, null, null, null, null, null =&gt; bpshamb // tbd, cam: shambling mound consistency" calcext:value-type="string">
            <text:p><text:s text:c="2"/>bpshamb, 176, 255, null, null, null, null, null, null =&gt; bpshamb // tbd, cam: shambling mound consistency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bpskel, null, null, 4, null, null, null, null, null =&gt; bpskel // skeletons are undead" calcext:value-type="string">
            <text:p><text:s text:c="2"/>bpskel, null, null, 4, null, null, null, null, null =&gt; bpskel // skeletons are undead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farm4, null, null, null, null, null, null, farm4, null =&gt; farm4 // tbd, cam: part of dialogue fixes (see mtown2.dlg)" calcext:value-type="string">
            <text:p><text:s text:c="2"/>farm4, null, null, null, null, null, null, farm4, null =&gt; farm4 // tbd, cam: part of dialogue fixes (see mtown2.dlg)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globsham, 176, 255, 7, null, null, null, null, null =&gt; globsham // tbd, cam: shambling mound consistency" calcext:value-type="string">
            <text:p><text:s text:c="2"/>globsham, 176, 255, 7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housg1, null, null, null, null, null, null, housg1, null =&gt; housg1 // tbd, cam: part of dialogue fixes (see housg1.dlg)" calcext:value-type="string">
            <text:p><text:s text:c="2"/>housg1, null, null, null, null, null, null, housg1, null =&gt; housg1 // tbd, cam: part of dialogue fixes (see housg1.dlg)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housg2, null, null, null, null, null, null, housg2, null =&gt; housg2 // tbd, cam: part of dialogue fixes (see housg1.dlg)" calcext:value-type="string">
            <text:p><text:s text:c="2"/>housg2, null, null, null, null, null, null, housg2, null =&gt; housg2 // tbd, cam: part of dialogue fixes (see housg1.dlg)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33];&quot;, &quot;;[$'bg creature'.$B33];&quot;, &quot;;[$'bg creature'.$C33];&quot;, &quot;;[$'bg creature'.$D33];&quot;, &quot;;[$'bg creature'.$E33];&quot;, &quot;;[$'bg creature'.$F33];&quot;, &quot;;[$'bg creature'.$G33];&quot;, &quot;;[$'bg creature'.$H33];&quot;, &quot;;[$'bg creature'.$I33];&quot; =&gt; &quot;;[$'bg creature'.$A33];&quot; // &quot;;[$'bg creature'.$J33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34];&quot;, &quot;;[$'bg creature'.$B34];&quot;, &quot;;[$'bg creature'.$C34];&quot;, &quot;;[$'bg creature'.$D34];&quot;, &quot;;[$'bg creature'.$E34];&quot;, &quot;;[$'bg creature'.$F34];&quot;, &quot;;[$'bg creature'.$G34];&quot;, &quot;;[$'bg creature'.$H34];&quot;, &quot;;[$'bg creature'.$I34];&quot; =&gt; &quot;;[$'bg creature'.$A34];&quot; // &quot;;[$'bg creature'.$J3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5];&quot;, &quot;;[$'bg creature'.$B35];&quot;, &quot;;[$'bg creature'.$C35];&quot;, &quot;;[$'bg creature'.$D35];&quot;, &quot;;[$'bg creature'.$E35];&quot;, &quot;;[$'bg creature'.$F35];&quot;, &quot;;[$'bg creature'.$G35];&quot;, &quot;;[$'bg creature'.$H35];&quot;, &quot;;[$'bg creature'.$I35];&quot; =&gt; &quot;;[$'bg creature'.$A35];&quot; // &quot;;[$'bg creature'.$J3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6];&quot;, &quot;;[$'bg creature'.$B36];&quot;, &quot;;[$'bg creature'.$C36];&quot;, &quot;;[$'bg creature'.$D36];&quot;, &quot;;[$'bg creature'.$E36];&quot;, &quot;;[$'bg creature'.$F36];&quot;, &quot;;[$'bg creature'.$G36];&quot;, &quot;;[$'bg creature'.$H36];&quot;, &quot;;[$'bg creature'.$I36];&quot; =&gt; &quot;;[$'bg creature'.$A36];&quot; // &quot;;[$'bg creature'.$J3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7];&quot;, &quot;;[$'bg creature'.$B37];&quot;, &quot;;[$'bg creature'.$C37];&quot;, &quot;;[$'bg creature'.$D37];&quot;, &quot;;[$'bg creature'.$E37];&quot;, &quot;;[$'bg creature'.$F37];&quot;, &quot;;[$'bg creature'.$G37];&quot;, &quot;;[$'bg creature'.$H37];&quot;, &quot;;[$'bg creature'.$I37];&quot; =&gt; &quot;;[$'bg creature'.$A37];&quot; // &quot;;[$'bg creature'.$J37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8];&quot;, &quot;;[$'bg creature'.$B38];&quot;, &quot;;[$'bg creature'.$C38];&quot;, &quot;;[$'bg creature'.$D38];&quot;, &quot;;[$'bg creature'.$E38];&quot;, &quot;;[$'bg creature'.$F38];&quot;, &quot;;[$'bg creature'.$G38];&quot;, &quot;;[$'bg creature'.$H38];&quot;, &quot;;[$'bg creature'.$I38];&quot; =&gt; &quot;;[$'bg creature'.$A38];&quot; // &quot;;[$'bg creature'.$J38])" office:value-type="string" office:string-value="  plysala, null, 218, null, null, null, null, null, null =&gt; plysala // from IDS sync" calcext:value-type="string">
            <text:p><text:s text:c="2"/>plysala, null, 218, null, null, null, null, null, null =&gt; plysala // from IDS sync</text:p>
          </table:table-cell>
        </table:table-row>
        <table:table-row table:style-name="ro3">
          <table:table-cell table:formula="of:=CONCATENATE(&quot;  &quot;;[$'bg creature'.$A39];&quot;, &quot;;[$'bg creature'.$B39];&quot;, &quot;;[$'bg creature'.$C39];&quot;, &quot;;[$'bg creature'.$D39];&quot;, &quot;;[$'bg creature'.$E39];&quot;, &quot;;[$'bg creature'.$F39];&quot;, &quot;;[$'bg creature'.$G39];&quot;, &quot;;[$'bg creature'.$H39];&quot;, &quot;;[$'bg creature'.$I39];&quot; =&gt; &quot;;[$'bg creature'.$A39];&quot; // &quot;;[$'bg creature'.$J39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0];&quot;, &quot;;[$'bg creature'.$B40];&quot;, &quot;;[$'bg creature'.$C40];&quot;, &quot;;[$'bg creature'.$D40];&quot;, &quot;;[$'bg creature'.$E40];&quot;, &quot;;[$'bg creature'.$F40];&quot;, &quot;;[$'bg creature'.$G40];&quot;, &quot;;[$'bg creature'.$H40];&quot;, &quot;;[$'bg creature'.$I40];&quot; =&gt; &quot;;[$'bg creature'.$A40];&quot; // &quot;;[$'bg creature'.$J40])" office:value-type="string" office:string-value="  smoundsu, 176, 255, 7, null, null, null, null, null =&gt; smoundsu // tbd, cam: shambling mound consistency" calcext:value-type="string">
            <text:p><text:s text:c="2"/>smoundsu, 176, 255, 7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 creature'.$A41];&quot;, &quot;;[$'bg creature'.$B41];&quot;, &quot;;[$'bg creature'.$C41];&quot;, &quot;;[$'bg creature'.$D41];&quot;, &quot;;[$'bg creature'.$E41];&quot;, &quot;;[$'bg creature'.$F41];&quot;, &quot;;[$'bg creature'.$G41];&quot;, &quot;;[$'bg creature'.$H41];&quot;, &quot;;[$'bg creature'.$I41];&quot; =&gt; &quot;;[$'bg creature'.$A41];&quot; // &quot;;[$'bg creature'.$J41])" office:value-type="string" office:string-value="  telicesa, null, 216, null, null, null, null, null, null =&gt; telicesa // from IDS sync" calcext:value-type="string">
            <text:p><text:s text:c="2"/>telicesa, null, 216, null, null, null, null, null, null =&gt; telicesa // from IDS sync</text:p>
          </table:table-cell>
        </table:table-row>
        <table:table-row table:style-name="ro3">
          <table:table-cell table:formula="of:=CONCATENATE(&quot;  &quot;;[$'bg creature'.$A42];&quot;, &quot;;[$'bg creature'.$B42];&quot;, &quot;;[$'bg creature'.$C42];&quot;, &quot;;[$'bg creature'.$D42];&quot;, &quot;;[$'bg creature'.$E42];&quot;, &quot;;[$'bg creature'.$F42];&quot;, &quot;;[$'bg creature'.$G42];&quot;, &quot;;[$'bg creature'.$H42];&quot;, &quot;;[$'bg creature'.$I42];&quot; =&gt; &quot;;[$'bg creature'.$A42];&quot; // &quot;;[$'bg creature'.$J42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43];&quot;, &quot;;[$'bg creature'.$B43];&quot;, &quot;;[$'bg creature'.$C43];&quot;, &quot;;[$'bg creature'.$D43];&quot;, &quot;;[$'bg creature'.$E43];&quot;, &quot;;[$'bg creature'.$F43];&quot;, &quot;;[$'bg creature'.$G43];&quot;, &quot;;[$'bg creature'.$H43];&quot;, &quot;;[$'bg creature'.$I43];&quot; =&gt; &quot;;[$'bg creature'.$A43];&quot; // &quot;;[$'bg creature'.$J43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70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5" table:default-cell-style-name="ce79"/>
        <table:table-column table:style-name="co18" table:default-cell-style-name="ce79"/>
        <table:table-column table:style-name="co19" table:default-cell-style-name="ce79"/>
        <table:table-column table:style-name="co5" table:default-cell-style-name="ce79"/>
        <table:table-column table:style-name="co2" table:default-cell-style-name="ce79"/>
        <table:table-column table:style-name="co20" table:default-cell-style-name="ce79"/>
        <table:table-column table:style-name="co21" table:default-cell-style-name="ce79"/>
        <table:table-column table:style-name="co8" table:default-cell-style-name="ce79"/>
        <table:table-column table:style-name="co22" table:default-cell-style-name="ce79"/>
        <table:table-column table:style-name="co23" table:default-cell-style-name="ce70"/>
        <table:table-column table:style-name="co12" table:number-columns-repeated="1010" table:default-cell-style-name="ce70"/>
        <table:table-row table:style-name="ro3">
          <table:table-cell table:style-name="ce67" office:value-type="string" calcext:value-type="string">
            <text:p>file</text:p>
          </table:table-cell>
          <table:table-cell table:style-name="ce71" office:value-type="string" calcext:value-type="string">
            <text:p>timing</text:p>
          </table:table-cell>
          <table:table-cell table:style-name="ce71" office:value-type="string" calcext:value-type="string">
            <text:p>magical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speed</text:p>
          </table:table-cell>
          <table:table-cell table:style-name="ce71" office:value-type="string" calcext:value-type="string">
            <text:p>weight</text:p>
          </table:table-cell>
          <table:table-cell table:style-name="ce71" office:value-type="string" calcext:value-type="string">
            <text:p>thac0</text:p>
          </table:table-cell>
          <table:table-cell table:style-name="ce71" office:value-type="string" calcext:value-type="string">
            <text:p>lore</text:p>
          </table:table-cell>
          <table:table-cell table:style-name="ce71" office:value-type="string" calcext:value-type="string">
            <text:p>type</text:p>
          </table:table-cell>
          <table:table-cell table:style-name="ce71" office:value-type="string" calcext:value-type="string">
            <text:p>prof</text:p>
          </table:table-cell>
          <table:table-cell table:style-name="ce71" office:value-type="string" calcext:value-type="string">
            <text:p>enchantment</text:p>
          </table:table-cell>
          <table:table-cell table:style-name="ce71" office:value-type="string" calcext:value-type="string">
            <text:p>dispellable</text:p>
          </table:table-cell>
          <table:table-cell table:style-name="ce71" office:value-type="string" calcext:value-type="string">
            <text:p>range</text:p>
          </table:table-cell>
          <table:table-cell table:style-name="ce67" office:value-type="string" calcext:value-type="string">
            <text:p>notes</text:p>
          </table:table-cell>
          <table:table-cell table:style-name="ce98" table:number-columns-repeated="1010"/>
        </table:table-row>
        <table:table-row table:style-name="ro3">
          <table:table-cell table:style-name="ce50" office:value-type="string" calcext:value-type="string">
            <text:p>comps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critical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dagg04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style-name="ce50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ha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cryo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hydr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imix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ogre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sunn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yanc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lemzaam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ene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blade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fireseed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berry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ghoul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1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harm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elfmet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8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Key to the River Plug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misc93</text:p>
          </table:table-cell>
          <table:table-cell table:number-columns-repeated="7" table:style-name="ce72" office:value-type="string" calcext:value-type="string">
            <text:p>null</text:p>
          </table:table-cell>
          <table:table-cell table:style-name="ce72" office:value-type="float" office:value="8" calcext:value-type="float">
            <text:p>8</text:p>
          </table:table-cell>
          <table:table-cell table:number-columns-repeated="4" table:style-name="ce72" office:value-type="string" calcext:value-type="string">
            <text:p>null</text:p>
          </table:table-cell>
          <table:table-cell table:style-name="ce50" office:value-type="string" calcext:value-type="string">
            <text:p>tbd: cam: Changing the ‘Odd Looking Key’ from type: misc to type: key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erious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laylive</text:p>
          </table:table-cell>
          <table:table-cell table:number-columns-repeated="11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style-name="ce50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sw1h18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3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08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0" office:value-type="string" calcext:value-type="string">
            <text:p>wand12</text:p>
          </table:table-cell>
          <table:table-cell table:number-columns-repeated="2" table:style-name="ce72" office:value-type="string" calcext:value-type="string">
            <text:p>null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string" calcext:value-type="string">
            <text:p>null</text:p>
          </table:table-cell>
          <table:table-cell table:style-name="ce50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35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0"/>
          <table:table-cell table:style-name="ce72" table:number-columns-repeated="12"/>
          <table:table-cell table:style-name="ce50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O14:'bg item'.AMJ17 'bg item'.A14:'bg item'.M19 'bg item'.O18:'bg item'.AMJ18 'bg item'.N19:'bg item'.AMJ19 'bg item'.A20:'bg item'.AMJ1048576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9];&quot;, &quot;;[$'bg item'.$B19];&quot;, &quot;;[$'bg item'.$C19];&quot;, &quot;;[$'bg item'.$D19];&quot;, &quot;;[$'bg item'.$E19];&quot;, &quot;;[$'bg item'.$F19];&quot;, &quot;;[$'bg item'.$G19];&quot;, &quot;;[$'bg item'.$H19];&quot;, &quot;;[$'bg item'.$I19];&quot;, &quot;;[$'bg item'.$J19];&quot;, &quot;;[$'bg item'.$K19];&quot;, &quot;;[$'bg item'.$L19];&quot;, &quot;;[$'bg item'.$M19];&quot; =&gt; &quot;;[$'bg item'.$A19];&quot; // &quot;;[$'bg item'.$N19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20];&quot;, &quot;;[$'bg item'.$B20];&quot;, &quot;;[$'bg item'.$C20];&quot;, &quot;;[$'bg item'.$D20];&quot;, &quot;;[$'bg item'.$E20];&quot;, &quot;;[$'bg item'.$F20];&quot;, &quot;;[$'bg item'.$G20];&quot;, &quot;;[$'bg item'.$H20];&quot;, &quot;;[$'bg item'.$I20];&quot;, &quot;;[$'bg item'.$J20];&quot;, &quot;;[$'bg item'.$K20];&quot;, &quot;;[$'bg item'.$L20];&quot;, &quot;;[$'bg item'.$M20];&quot; =&gt; &quot;;[$'bg item'.$A20];&quot; // &quot;;[$'bg item'.$N20])" office:value-type="string" office:string-value="  misc83, null, null, null, null, null, null, null, 8, null, null, null, null =&gt; misc83 // tbd: cam: Changing the ‘Key to the River Plug’ from type: misc to type: key" calcext:value-type="string">
            <text:p><text:s text:c="2"/>misc83, null, null, null, null, null, null, null, 8, null, null, null, null =&gt; misc83 // tbd: cam: Changing the ‘Key to the River Plug’ from type: misc to type: key</text:p>
          </table:table-cell>
        </table:table-row>
        <table:table-row table:style-name="ro3">
          <table:table-cell table:formula="of:=CONCATENATE(;&quot;  &quot;;[$'bg item'.$A21];&quot;, &quot;;[$'bg item'.$B21];&quot;, &quot;;[$'bg item'.$C21];&quot;, &quot;;[$'bg item'.$D21];&quot;, &quot;;[$'bg item'.$E21];&quot;, &quot;;[$'bg item'.$F21];&quot;, &quot;;[$'bg item'.$G21];&quot;, &quot;;[$'bg item'.$H21];&quot;, &quot;;[$'bg item'.$I21];&quot;, &quot;;[$'bg item'.$J21];&quot;, &quot;;[$'bg item'.$K21];&quot;, &quot;;[$'bg item'.$L21];&quot;, &quot;;[$'bg item'.$M21];&quot; =&gt; &quot;;[$'bg item'.$A21];&quot; // &quot;;[$'bg item'.$N21])" office:value-type="string" office:string-value="  misc93, null, null, null, null, null, null, null, 8, null, null, null, null =&gt; misc93 // tbd: cam: Changing the ‘Odd Looking Key’ from type: misc to type: key" calcext:value-type="string">
            <text:p><text:s text:c="2"/>misc93, null, null, null, null, null, null, null, 8, null, null, null, null =&gt; misc93 // tbd: cam: Changing the ‘Odd Looking Key’ from type: misc to type: key</text:p>
          </table:table-cell>
        </table:table-row>
        <table:table-row table:style-name="ro3">
          <table:table-cell table:formula="of:=CONCATENATE(;&quot;  &quot;;[$'bg item'.$A22];&quot;, &quot;;[$'bg item'.$B22];&quot;, &quot;;[$'bg item'.$C22];&quot;, &quot;;[$'bg item'.$D22];&quot;, &quot;;[$'bg item'.$E22];&quot;, &quot;;[$'bg item'.$F22];&quot;, &quot;;[$'bg item'.$G22];&quot;, &quot;;[$'bg item'.$H22];&quot;, &quot;;[$'bg item'.$I22];&quot;, &quot;;[$'bg item'.$J22];&quot;, &quot;;[$'bg item'.$K22];&quot;, &quot;;[$'bg item'.$L22];&quot;, &quot;;[$'bg item'.$M22];&quot; =&gt; &quot;;[$'bg item'.$A22];&quot; // &quot;;[$'bg item'.$N2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3];&quot;, &quot;;[$'bg item'.$B23];&quot;, &quot;;[$'bg item'.$C23];&quot;, &quot;;[$'bg item'.$D23];&quot;, &quot;;[$'bg item'.$E23];&quot;, &quot;;[$'bg item'.$F23];&quot;, &quot;;[$'bg item'.$G23];&quot;, &quot;;[$'bg item'.$H23];&quot;, &quot;;[$'bg item'.$I23];&quot;, &quot;;[$'bg item'.$J23];&quot;, &quot;;[$'bg item'.$K23];&quot;, &quot;;[$'bg item'.$L23];&quot;, &quot;;[$'bg item'.$M23];&quot; =&gt; &quot;;[$'bg item'.$A23];&quot; // &quot;;[$'bg item'.$N2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24];&quot;, &quot;;[$'bg item'.$B24];&quot;, &quot;;[$'bg item'.$C24];&quot;, &quot;;[$'bg item'.$D24];&quot;, &quot;;[$'bg item'.$E24];&quot;, &quot;;[$'bg item'.$F24];&quot;, &quot;;[$'bg item'.$G24];&quot;, &quot;;[$'bg item'.$H24];&quot;, &quot;;[$'bg item'.$I24];&quot;, &quot;;[$'bg item'.$J24];&quot;, &quot;;[$'bg item'.$K24];&quot;, &quot;;[$'bg item'.$L24];&quot;, &quot;;[$'bg item'.$M24];&quot; =&gt; &quot;;[$'bg item'.$A24];&quot; // &quot;;[$'bg item'.$N2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25];&quot;, &quot;;[$'bg item'.$B25];&quot;, &quot;;[$'bg item'.$C25];&quot;, &quot;;[$'bg item'.$D25];&quot;, &quot;;[$'bg item'.$E25];&quot;, &quot;;[$'bg item'.$F25];&quot;, &quot;;[$'bg item'.$G25];&quot;, &quot;;[$'bg item'.$H25];&quot;, &quot;;[$'bg item'.$I25];&quot;, &quot;;[$'bg item'.$J25];&quot;, &quot;;[$'bg item'.$K25];&quot;, &quot;;[$'bg item'.$L25];&quot;, &quot;;[$'bg item'.$M25];&quot; =&gt; &quot;;[$'bg item'.$A25];&quot; // &quot;;[$'bg item'.$N2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6];&quot;, &quot;;[$'bg item'.$B26];&quot;, &quot;;[$'bg item'.$C26];&quot;, &quot;;[$'bg item'.$D26];&quot;, &quot;;[$'bg item'.$E26];&quot;, &quot;;[$'bg item'.$F26];&quot;, &quot;;[$'bg item'.$G26];&quot;, &quot;;[$'bg item'.$H26];&quot;, &quot;;[$'bg item'.$I26];&quot;, &quot;;[$'bg item'.$J26];&quot;, &quot;;[$'bg item'.$K26];&quot;, &quot;;[$'bg item'.$L26];&quot;, &quot;;[$'bg item'.$M26];&quot; =&gt; &quot;;[$'bg item'.$A26];&quot; // &quot;;[$'bg item'.$N2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7];&quot;, &quot;;[$'bg item'.$B27];&quot;, &quot;;[$'bg item'.$C27];&quot;, &quot;;[$'bg item'.$D27];&quot;, &quot;;[$'bg item'.$E27];&quot;, &quot;;[$'bg item'.$F27];&quot;, &quot;;[$'bg item'.$G27];&quot;, &quot;;[$'bg item'.$H27];&quot;, &quot;;[$'bg item'.$I27];&quot;, &quot;;[$'bg item'.$J27];&quot;, &quot;;[$'bg item'.$K27];&quot;, &quot;;[$'bg item'.$L27];&quot;, &quot;;[$'bg item'.$M27];&quot; =&gt; &quot;;[$'bg item'.$A27];&quot; // &quot;;[$'bg item'.$N2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28];&quot;, &quot;;[$'bg item'.$B28];&quot;, &quot;;[$'bg item'.$C28];&quot;, &quot;;[$'bg item'.$D28];&quot;, &quot;;[$'bg item'.$E28];&quot;, &quot;;[$'bg item'.$F28];&quot;, &quot;;[$'bg item'.$G28];&quot;, &quot;;[$'bg item'.$H28];&quot;, &quot;;[$'bg item'.$I28];&quot;, &quot;;[$'bg item'.$J28];&quot;, &quot;;[$'bg item'.$K28];&quot;, &quot;;[$'bg item'.$L28];&quot;, &quot;;[$'bg item'.$M28];&quot; =&gt; &quot;;[$'bg item'.$A28];&quot; // &quot;;[$'bg item'.$N2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71">
          <table:table-cell/>
        </table:table-row>
        <table:table-row table:style-name="ro3">
          <table:table-cell table:style-name="ce52"/>
        </table:table-row>
      </table:table>
      <table:table table:name="bg spell" table:style-name="ta1">
        <table:table-column table:style-name="co25" table:default-cell-style-name="ce18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57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52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nast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valen is a vampi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sham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ice01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rgoli</text:p>
          </table:table-cell>
          <table:table-cell office:value-type="string" calcext:value-type="string">
            <text:p>null</text:p>
          </table:table-cell>
          <table:table-cell office:value-type="float" office:value="215" calcext:value-type="float">
            <text:p>21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nd2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mound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gsal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bone0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co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sal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gol01</text:p>
          </table:table-cell>
          <table:table-cell office:value-type="string" calcext:value-type="string">
            <text:p>null</text:p>
          </table:table-cell>
          <table:table-cell office:value-type="float" office:value="185" calcext:value-type="float">
            <text:p>18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hbgolb1</text:p>
          </table:table-cell>
          <table:table-cell office:value-type="string" calcext:value-type="string">
            <text:p>null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golem fix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1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2</text:p>
          </table:table-cell>
          <table:table-cell office:value-type="string" calcext:value-type="string">
            <text:p>null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vmp03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BP vamps with mixed general/race/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ysala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fir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grice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f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provm</text:p>
          </table:table-cell>
          <table:table-cell office:value-type="float" office:value="125" calcext:value-type="float">
            <text:p>125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saradush courtesans are vamp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dra01</text:p>
          </table:table-cell>
          <table:table-cell office:value-type="string" calcext:value-type="string">
            <text:p>null</text:p>
          </table:table-cell>
          <table:table-cell office:value-type="float" office:value="191" calcext:value-type="float">
            <text:p>19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change Thaxll'ssillyia’s class from cleric to shadow_dragon for cas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0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oundsu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: shambling mound consist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licesa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dead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1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2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3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4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5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6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svir07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dsvir08</text:p>
          </table:table-cell>
          <table:table-cell office:value-type="float" office:value="163" calcext:value-type="float">
            <text:p>16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lfdr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dread wolves are und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mons01</text:p>
          </table:table-cell>
          <table:table-cell office:value-type="string" calcext:value-type="string">
            <text:p>null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IDS sync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ast, 125, 163, 4, null, null, null, null, null =&gt; anast // valen is a vampire" calcext:value-type="string">
            <text:p><text:s text:c="2"/>anast, 125, 163, 4, null, null, null, null, null =&gt; anast // valen is a vampire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globsham, 176, 255, 5, null, null, null, null, null =&gt; globsham // tbd, cam: shambling mound consistency" calcext:value-type="string">
            <text:p><text:s text:c="2"/>globsham, 176, 255, 5, null, null, null, null, null =&gt; globsham // tbd, cam: shambling mound consistency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golice01, null, 215, null, null, null, null, null, null =&gt; golice01 // IDS sync" calcext:value-type="string">
            <text:p><text:s text:c="2"/>golice01, null, 215, null, null, null, null, null, null =&gt; golice01 // IDS sync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gorgoli, null, 215, null, null, null, null, null, null =&gt; gorgoli // IDS sync" calcext:value-type="string">
            <text:p><text:s text:c="2"/>gorgoli, null, 215, null, null, null, null, null, null =&gt; gorgoli // IDS sync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hgmnd2, 176, 255, null, null, 0, null, null, null =&gt; hgmnd2 // tbd, cam: shambling mound consistency" calcext:value-type="string">
            <text:p><text:s text:c="2"/>hgmnd2, 176, 255, null, null, 0, null, null, null =&gt; hgmnd2 // tbd, cam: shambling mound consistency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hgmound, 176, 255, null, null, 0, null, null, null =&gt; hgmound // tbd, cam: shambling mound consistency" calcext:value-type="string">
            <text:p><text:s text:c="2"/>hgmound, 176, 255, null, null, 0, null, null, null =&gt; hgmound // tbd, cam: shambling mound consistency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hgsal01, null, 218, null, null, null, null, null, null =&gt; hgsal01 // IDS sync" calcext:value-type="string">
            <text:p><text:s text:c="2"/>hgsal01, null, 218, null, null, null, null, null, null =&gt; hgsal01 // IDS sync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icbone01, null, 136, null, null, null, null, null, null =&gt; icbone01 // golem fixes" calcext:value-type="string">
            <text:p><text:s text:c="2"/>icbone01, null, 136, null, null, null, null, null, null =&gt; icbone01 // golem fix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icsalcol, null, 216, null, null, null, null, null, null =&gt; icsalcol // IDS sync" calcext:value-type="string">
            <text:p><text:s text:c="2"/>icsalcol, null, 216, null, null, null, null, null, null =&gt; icsalcol // IDS sync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icsalfir, null, 218, null, null, null, null, null, null =&gt; icsalfir // IDS sync" calcext:value-type="string">
            <text:p><text:s text:c="2"/>icsalfir, null, 218, null, null, null, null, null, null =&gt; icsalfir // IDS sync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8];&quot;, &quot;;[$'bg2 creature'.$B28];&quot;, &quot;;[$'bg2 creature'.$C28];&quot;, &quot;;[$'bg2 creature'.$D28];&quot;, &quot;;[$'bg2 creature'.$E28];&quot;, &quot;;[$'bg2 creature'.$F28];&quot;, &quot;;[$'bg2 creature'.$G28];&quot;, &quot;;[$'bg2 creature'.$H28];&quot;, &quot;;[$'bg2 creature'.$I28];&quot; =&gt; &quot;;[$'bg2 creature'.$A28];&quot; // &quot;;[$'bg2 creature'.$J2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9];&quot;, &quot;;[$'bg2 creature'.$B29];&quot;, &quot;;[$'bg2 creature'.$C29];&quot;, &quot;;[$'bg2 creature'.$D29];&quot;, &quot;;[$'bg2 creature'.$E29];&quot;, &quot;;[$'bg2 creature'.$F29];&quot;, &quot;;[$'bg2 creature'.$G29];&quot;, &quot;;[$'bg2 creature'.$H29];&quot;, &quot;;[$'bg2 creature'.$I29];&quot; =&gt; &quot;;[$'bg2 creature'.$A29];&quot; // &quot;;[$'bg2 creature'.$J2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0];&quot;, &quot;;[$'bg2 creature'.$B30];&quot;, &quot;;[$'bg2 creature'.$C30];&quot;, &quot;;[$'bg2 creature'.$D30];&quot;, &quot;;[$'bg2 creature'.$E30];&quot;, &quot;;[$'bg2 creature'.$F30];&quot;, &quot;;[$'bg2 creature'.$G30];&quot;, &quot;;[$'bg2 creature'.$H30];&quot;, &quot;;[$'bg2 creature'.$I30];&quot; =&gt; &quot;;[$'bg2 creature'.$A30];&quot; // &quot;;[$'bg2 creature'.$J3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1];&quot;, &quot;;[$'bg2 creature'.$B31];&quot;, &quot;;[$'bg2 creature'.$C31];&quot;, &quot;;[$'bg2 creature'.$D31];&quot;, &quot;;[$'bg2 creature'.$E31];&quot;, &quot;;[$'bg2 creature'.$F31];&quot;, &quot;;[$'bg2 creature'.$G31];&quot;, &quot;;[$'bg2 creature'.$H31];&quot;, &quot;;[$'bg2 creature'.$I31];&quot; =&gt; &quot;;[$'bg2 creature'.$A31];&quot; // &quot;;[$'bg2 creature'.$J3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2];&quot;, &quot;;[$'bg2 creature'.$B32];&quot;, &quot;;[$'bg2 creature'.$C32];&quot;, &quot;;[$'bg2 creature'.$D32];&quot;, &quot;;[$'bg2 creature'.$E32];&quot;, &quot;;[$'bg2 creature'.$F32];&quot;, &quot;;[$'bg2 creature'.$G32];&quot;, &quot;;[$'bg2 creature'.$H32];&quot;, &quot;;[$'bg2 creature'.$I32];&quot; =&gt; &quot;;[$'bg2 creature'.$A32];&quot; // &quot;;[$'bg2 creature'.$J32])" office:value-type="string" office:string-value="  ohbgol01, null, 185, null, null, null, null, null, null =&gt; ohbgol01 // golem fixes" calcext:value-type="string">
            <text:p><text:s text:c="2"/>ohbgol01, null, 185, null, null, null, null, null, null =&gt; ohbgol01 // golem fixes</text:p>
          </table:table-cell>
        </table:table-row>
        <table:table-row table:style-name="ro3">
          <table:table-cell table:formula="of:=CONCATENATE(&quot;  &quot;;[$'bg2 creature'.$A33];&quot;, &quot;;[$'bg2 creature'.$B33];&quot;, &quot;;[$'bg2 creature'.$C33];&quot;, &quot;;[$'bg2 creature'.$D33];&quot;, &quot;;[$'bg2 creature'.$E33];&quot;, &quot;;[$'bg2 creature'.$F33];&quot;, &quot;;[$'bg2 creature'.$G33];&quot;, &quot;;[$'bg2 creature'.$H33];&quot;, &quot;;[$'bg2 creature'.$I33];&quot; =&gt; &quot;;[$'bg2 creature'.$A33];&quot; // &quot;;[$'bg2 creature'.$J33])" office:value-type="string" office:string-value="  ohbgolb1, null, 136, null, null, null, null, null, null =&gt; ohbgolb1 // golem fixes" calcext:value-type="string">
            <text:p><text:s text:c="2"/>ohbgolb1, null, 136, null, null, null, null, null, null =&gt; ohbgolb1 // golem fixes</text:p>
          </table:table-cell>
        </table:table-row>
        <table:table-row table:style-name="ro3">
          <table:table-cell table:formula="of:=CONCATENATE(&quot;  &quot;;[$'bg2 creature'.$A34];&quot;, &quot;;[$'bg2 creature'.$B34];&quot;, &quot;;[$'bg2 creature'.$C34];&quot;, &quot;;[$'bg2 creature'.$D34];&quot;, &quot;;[$'bg2 creature'.$E34];&quot;, &quot;;[$'bg2 creature'.$F34];&quot;, &quot;;[$'bg2 creature'.$G34];&quot;, &quot;;[$'bg2 creature'.$H34];&quot;, &quot;;[$'bg2 creature'.$I34];&quot; =&gt; &quot;;[$'bg2 creature'.$A34];&quot; // &quot;;[$'bg2 creature'.$J34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35];&quot;, &quot;;[$'bg2 creature'.$B35];&quot;, &quot;;[$'bg2 creature'.$C35];&quot;, &quot;;[$'bg2 creature'.$D35];&quot;, &quot;;[$'bg2 creature'.$E35];&quot;, &quot;;[$'bg2 creature'.$F35];&quot;, &quot;;[$'bg2 creature'.$G35];&quot;, &quot;;[$'bg2 creature'.$H35];&quot;, &quot;;[$'bg2 creature'.$I35];&quot; =&gt; &quot;;[$'bg2 creature'.$A35];&quot; // &quot;;[$'bg2 creature'.$J35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36];&quot;, &quot;;[$'bg2 creature'.$B36];&quot;, &quot;;[$'bg2 creature'.$C36];&quot;, &quot;;[$'bg2 creature'.$D36];&quot;, &quot;;[$'bg2 creature'.$E36];&quot;, &quot;;[$'bg2 creature'.$F36];&quot;, &quot;;[$'bg2 creature'.$G36];&quot;, &quot;;[$'bg2 creature'.$H36];&quot;, &quot;;[$'bg2 creature'.$I36];&quot; =&gt; &quot;;[$'bg2 creature'.$A36];&quot; // &quot;;[$'bg2 creature'.$J36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37];&quot;, &quot;;[$'bg2 creature'.$B37];&quot;, &quot;;[$'bg2 creature'.$C37];&quot;, &quot;;[$'bg2 creature'.$D37];&quot;, &quot;;[$'bg2 creature'.$E37];&quot;, &quot;;[$'bg2 creature'.$F37];&quot;, &quot;;[$'bg2 creature'.$G37];&quot;, &quot;;[$'bg2 creature'.$H37];&quot;, &quot;;[$'bg2 creature'.$I37];&quot; =&gt; &quot;;[$'bg2 creature'.$A37];&quot; // &quot;;[$'bg2 creature'.$J37])" office:value-type="string" office:string-value="  ohbvmp01, null, 163, null, null, null, null, null, null =&gt; ohbvmp01 // BP vamps with mixed general/race/class" calcext:value-type="string">
            <text:p><text:s text:c="2"/>ohbvmp01, null, 163, null, null, null, null, null, null =&gt; ohbvmp01 // BP vamps with mixed general/race/class</text:p>
          </table:table-cell>
        </table:table-row>
        <table:table-row table:style-name="ro3">
          <table:table-cell table:formula="of:=CONCATENATE(&quot;  &quot;;[$'bg2 creature'.$A38];&quot;, &quot;;[$'bg2 creature'.$B38];&quot;, &quot;;[$'bg2 creature'.$C38];&quot;, &quot;;[$'bg2 creature'.$D38];&quot;, &quot;;[$'bg2 creature'.$E38];&quot;, &quot;;[$'bg2 creature'.$F38];&quot;, &quot;;[$'bg2 creature'.$G38];&quot;, &quot;;[$'bg2 creature'.$H38];&quot;, &quot;;[$'bg2 creature'.$I38];&quot; =&gt; &quot;;[$'bg2 creature'.$A38];&quot; // &quot;;[$'bg2 creature'.$J38])" office:value-type="string" office:string-value="  ohbvmp02, null, 163, 4, null, null, null, null, null =&gt; ohbvmp02 // BP vamps with mixed general/race/class" calcext:value-type="string">
            <text:p><text:s text:c="2"/>ohbvmp02, null, 163, 4, null, null, null, null, null =&gt; ohbvmp02 // BP vamps with mixed general/race/class</text:p>
          </table:table-cell>
        </table:table-row>
        <table:table-row table:style-name="ro3">
          <table:table-cell table:formula="of:=CONCATENATE(&quot;  &quot;;[$'bg2 creature'.$A39];&quot;, &quot;;[$'bg2 creature'.$B39];&quot;, &quot;;[$'bg2 creature'.$C39];&quot;, &quot;;[$'bg2 creature'.$D39];&quot;, &quot;;[$'bg2 creature'.$E39];&quot;, &quot;;[$'bg2 creature'.$F39];&quot;, &quot;;[$'bg2 creature'.$G39];&quot;, &quot;;[$'bg2 creature'.$H39];&quot;, &quot;;[$'bg2 creature'.$I39];&quot; =&gt; &quot;;[$'bg2 creature'.$A39];&quot; // &quot;;[$'bg2 creature'.$J39])" office:value-type="string" office:string-value="  ohbvmp03, 125, 163, null, null, null, null, null, null =&gt; ohbvmp03 // BP vamps with mixed general/race/class" calcext:value-type="string">
            <text:p><text:s text:c="2"/>ohbvmp03, 125, 163, null, null, null, null, null, null =&gt; ohbvmp03 // BP vamps with mixed general/race/class</text:p>
          </table:table-cell>
        </table:table-row>
        <table:table-row table:style-name="ro3">
          <table:table-cell table:formula="of:=CONCATENATE(&quot;  &quot;;[$'bg2 creature'.$A40];&quot;, &quot;;[$'bg2 creature'.$B40];&quot;, &quot;;[$'bg2 creature'.$C40];&quot;, &quot;;[$'bg2 creature'.$D40];&quot;, &quot;;[$'bg2 creature'.$E40];&quot;, &quot;;[$'bg2 creature'.$F40];&quot;, &quot;;[$'bg2 creature'.$G40];&quot;, &quot;;[$'bg2 creature'.$H40];&quot;, &quot;;[$'bg2 creature'.$I40];&quot; =&gt; &quot;;[$'bg2 creature'.$A40];&quot; // &quot;;[$'bg2 creature'.$J40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41];&quot;, &quot;;[$'bg2 creature'.$B41];&quot;, &quot;;[$'bg2 creature'.$C41];&quot;, &quot;;[$'bg2 creature'.$D41];&quot;, &quot;;[$'bg2 creature'.$E41];&quot;, &quot;;[$'bg2 creature'.$F41];&quot;, &quot;;[$'bg2 creature'.$G41];&quot;, &quot;;[$'bg2 creature'.$H41];&quot;, &quot;;[$'bg2 creature'.$I41];&quot; =&gt; &quot;;[$'bg2 creature'.$A41];&quot; // &quot;;[$'bg2 creature'.$J41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42];&quot;, &quot;;[$'bg2 creature'.$B42];&quot;, &quot;;[$'bg2 creature'.$C42];&quot;, &quot;;[$'bg2 creature'.$D42];&quot;, &quot;;[$'bg2 creature'.$E42];&quot;, &quot;;[$'bg2 creature'.$F42];&quot;, &quot;;[$'bg2 creature'.$G42];&quot;, &quot;;[$'bg2 creature'.$H42];&quot;, &quot;;[$'bg2 creature'.$I42];&quot; =&gt; &quot;;[$'bg2 creature'.$A42];&quot; // &quot;;[$'bg2 creature'.$J42])" office:value-type="string" office:string-value="  plysala, null, 218, null, null, null, null, null, null =&gt; plysala // IDS sync" calcext:value-type="string">
            <text:p><text:s text:c="2"/>plysala, null, 218, null, null, null, null, null, null =&gt; plysala // IDS sync</text:p>
          </table:table-cell>
        </table:table-row>
        <table:table-row table:style-name="ro3">
          <table:table-cell table:formula="of:=CONCATENATE(&quot;  &quot;;[$'bg2 creature'.$A43];&quot;, &quot;;[$'bg2 creature'.$B43];&quot;, &quot;;[$'bg2 creature'.$C43];&quot;, &quot;;[$'bg2 creature'.$D43];&quot;, &quot;;[$'bg2 creature'.$E43];&quot;, &quot;;[$'bg2 creature'.$F43];&quot;, &quot;;[$'bg2 creature'.$G43];&quot;, &quot;;[$'bg2 creature'.$H43];&quot;, &quot;;[$'bg2 creature'.$I43];&quot; =&gt; &quot;;[$'bg2 creature'.$A43];&quot; // &quot;;[$'bg2 creature'.$J43])" office:value-type="string" office:string-value="  salgrfir, null, 218, null, null, null, null, null, null =&gt; salgrfir // IDS sync" calcext:value-type="string">
            <text:p><text:s text:c="2"/>salgrfir, null, 218, null, null, null, null, null, null =&gt; salgrfir // IDS sync</text:p>
          </table:table-cell>
        </table:table-row>
        <table:table-row table:style-name="ro3">
          <table:table-cell table:formula="of:=CONCATENATE(&quot;  &quot;;[$'bg2 creature'.$A44];&quot;, &quot;;[$'bg2 creature'.$B44];&quot;, &quot;;[$'bg2 creature'.$C44];&quot;, &quot;;[$'bg2 creature'.$D44];&quot;, &quot;;[$'bg2 creature'.$E44];&quot;, &quot;;[$'bg2 creature'.$F44];&quot;, &quot;;[$'bg2 creature'.$G44];&quot;, &quot;;[$'bg2 creature'.$H44];&quot;, &quot;;[$'bg2 creature'.$I44];&quot; =&gt; &quot;;[$'bg2 creature'.$A44];&quot; // &quot;;[$'bg2 creature'.$J44])" office:value-type="string" office:string-value="  salgrice, null, 216, null, null, null, null, null, null =&gt; salgrice // IDS sync" calcext:value-type="string">
            <text:p><text:s text:c="2"/>salgrice, null, 216, null, null, null, null, null, null =&gt; salgrice // IDS sync</text:p>
          </table:table-cell>
        </table:table-row>
        <table:table-row table:style-name="ro3">
          <table:table-cell table:formula="of:=CONCATENATE(&quot;  &quot;;[$'bg2 creature'.$A45];&quot;, &quot;;[$'bg2 creature'.$B45];&quot;, &quot;;[$'bg2 creature'.$C45];&quot;, &quot;;[$'bg2 creature'.$D45];&quot;, &quot;;[$'bg2 creature'.$E45];&quot;, &quot;;[$'bg2 creature'.$F45];&quot;, &quot;;[$'bg2 creature'.$G45];&quot;, &quot;;[$'bg2 creature'.$H45];&quot;, &quot;;[$'bg2 creature'.$I45];&quot; =&gt; &quot;;[$'bg2 creature'.$A45];&quot; // &quot;;[$'bg2 creature'.$J45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6];&quot;, &quot;;[$'bg2 creature'.$B46];&quot;, &quot;;[$'bg2 creature'.$C46];&quot;, &quot;;[$'bg2 creature'.$D46];&quot;, &quot;;[$'bg2 creature'.$E46];&quot;, &quot;;[$'bg2 creature'.$F46];&quot;, &quot;;[$'bg2 creature'.$G46];&quot;, &quot;;[$'bg2 creature'.$H46];&quot;, &quot;;[$'bg2 creature'.$I46];&quot; =&gt; &quot;;[$'bg2 creature'.$A46];&quot; // &quot;;[$'bg2 creature'.$J46])" office:value-type="string" office:string-value="  sarprovf, 125, 163, 4, null, null, null, null, null =&gt; sarprovf // saradush courtesans are vampires" calcext:value-type="string">
            <text:p><text:s text:c="2"/>sarprovf, 125, 163, 4, null, null, null, null, null =&gt; sarprovf // saradush courtesans are vampires</text:p>
          </table:table-cell>
        </table:table-row>
        <table:table-row table:style-name="ro3">
          <table:table-cell table:formula="of:=CONCATENATE(&quot;  &quot;;[$'bg2 creature'.$A47];&quot;, &quot;;[$'bg2 creature'.$B47];&quot;, &quot;;[$'bg2 creature'.$C47];&quot;, &quot;;[$'bg2 creature'.$D47];&quot;, &quot;;[$'bg2 creature'.$E47];&quot;, &quot;;[$'bg2 creature'.$F47];&quot;, &quot;;[$'bg2 creature'.$G47];&quot;, &quot;;[$'bg2 creature'.$H47];&quot;, &quot;;[$'bg2 creature'.$I47];&quot; =&gt; &quot;;[$'bg2 creature'.$A47];&quot; // &quot;;[$'bg2 creature'.$J47])" office:value-type="string" office:string-value="  sarprovm, 125, 163, 4, null, null, null, null, null =&gt; sarprovm // saradush courtesans are vampires" calcext:value-type="string">
            <text:p><text:s text:c="2"/>sarprovm, 125, 163, 4, null, null, null, null, null =&gt; sarprovm // saradush courtesans are vampires</text:p>
          </table:table-cell>
        </table:table-row>
        <table:table-row table:style-name="ro3">
          <table:table-cell table:formula="of:=CONCATENATE(&quot;  &quot;;[$'bg2 creature'.$A48];&quot;, &quot;;[$'bg2 creature'.$B48];&quot;, &quot;;[$'bg2 creature'.$C48];&quot;, &quot;;[$'bg2 creature'.$D48];&quot;, &quot;;[$'bg2 creature'.$E48];&quot;, &quot;;[$'bg2 creature'.$F48];&quot;, &quot;;[$'bg2 creature'.$G48];&quot;, &quot;;[$'bg2 creature'.$H48];&quot;, &quot;;[$'bg2 creature'.$I48];&quot; =&gt; &quot;;[$'bg2 creature'.$A48];&quot; // &quot;;[$'bg2 creature'.$J48])" office:value-type="string" office:string-value="  shadra01, null, 191, null, null, null, null, null, null =&gt; shadra01 // change Thaxll'ssillyia’s class from cleric to shadow_dragon for casting" calcext:value-type="string">
            <text:p><text:s text:c="2"/>shadra01, null, 191, null, null, null, null, null, null =&gt; shadra01 // change Thaxll'ssillyia’s class from cleric to shadow_dragon for casting</text:p>
          </table:table-cell>
        </table:table-row>
        <table:table-row table:style-name="ro3">
          <table:table-cell table:formula="of:=CONCATENATE(&quot;  &quot;;[$'bg2 creature'.$A49];&quot;, &quot;;[$'bg2 creature'.$B49];&quot;, &quot;;[$'bg2 creature'.$C49];&quot;, &quot;;[$'bg2 creature'.$D49];&quot;, &quot;;[$'bg2 creature'.$E49];&quot;, &quot;;[$'bg2 creature'.$F49];&quot;, &quot;;[$'bg2 creature'.$G49];&quot;, &quot;;[$'bg2 creature'.$H49];&quot;, &quot;;[$'bg2 creature'.$I49];&quot; =&gt; &quot;;[$'bg2 creature'.$A49];&quot; // &quot;;[$'bg2 creature'.$J49])" office:value-type="string" office:string-value="  smound01, 176, 255, null, null, 0, null, null, null =&gt; smound01 // tbd, cam: shambling mound consistency" calcext:value-type="string">
            <text:p><text:s text:c="2"/>smound01, 176, 255, null, null, 0, null, null, null =&gt; smound01 // tbd, cam: shambling mound consistency</text:p>
          </table:table-cell>
        </table:table-row>
        <table:table-row table:style-name="ro3">
          <table:table-cell table:formula="of:=CONCATENATE(&quot;  &quot;;[$'bg2 creature'.$A50];&quot;, &quot;;[$'bg2 creature'.$B50];&quot;, &quot;;[$'bg2 creature'.$C50];&quot;, &quot;;[$'bg2 creature'.$D50];&quot;, &quot;;[$'bg2 creature'.$E50];&quot;, &quot;;[$'bg2 creature'.$F50];&quot;, &quot;;[$'bg2 creature'.$G50];&quot;, &quot;;[$'bg2 creature'.$H50];&quot;, &quot;;[$'bg2 creature'.$I50];&quot; =&gt; &quot;;[$'bg2 creature'.$A50];&quot; // &quot;;[$'bg2 creature'.$J50])" office:value-type="string" office:string-value="  smoundsu, 176, 255, null, null, null, null, null, null =&gt; smoundsu // tbd, cam: shambling mound consistency" calcext:value-type="string">
            <text:p><text:s text:c="2"/>smoundsu, 176, 255, null, null, null, null, null, null =&gt; smoundsu // tbd, cam: shambling mound consistency</text:p>
          </table:table-cell>
        </table:table-row>
        <table:table-row table:style-name="ro3">
          <table:table-cell table:formula="of:=CONCATENATE(&quot;  &quot;;[$'bg2 creature'.$A51];&quot;, &quot;;[$'bg2 creature'.$B51];&quot;, &quot;;[$'bg2 creature'.$C51];&quot;, &quot;;[$'bg2 creature'.$D51];&quot;, &quot;;[$'bg2 creature'.$E51];&quot;, &quot;;[$'bg2 creature'.$F51];&quot;, &quot;;[$'bg2 creature'.$G51];&quot;, &quot;;[$'bg2 creature'.$H51];&quot;, &quot;;[$'bg2 creature'.$I51];&quot; =&gt; &quot;;[$'bg2 creature'.$A51];&quot; // &quot;;[$'bg2 creature'.$J51])" office:value-type="string" office:string-value="  telicesa, null, 216, null, null, null, null, null, null =&gt; telicesa // IDS sync" calcext:value-type="string">
            <text:p><text:s text:c="2"/>telicesa, null, 216, null, null, null, null, null, null =&gt; telicesa // IDS sync</text:p>
          </table:table-cell>
        </table:table-row>
        <table:table-row table:style-name="ro3">
          <table:table-cell table:formula="of:=CONCATENATE(&quot;  &quot;;[$'bg2 creature'.$A52];&quot;, &quot;;[$'bg2 creature'.$B52];&quot;, &quot;;[$'bg2 creature'.$C52];&quot;, &quot;;[$'bg2 creature'.$D52];&quot;, &quot;;[$'bg2 creature'.$E52];&quot;, &quot;;[$'bg2 creature'.$F52];&quot;, &quot;;[$'bg2 creature'.$G52];&quot;, &quot;;[$'bg2 creature'.$H52];&quot;, &quot;;[$'bg2 creature'.$I52];&quot; =&gt; &quot;;[$'bg2 creature'.$A52];&quot; // &quot;;[$'bg2 creature'.$J52])" office:value-type="string" office:string-value="  udsvdead, 163, null, null, null, null, null, null, null =&gt; udsvdead // IDS sync" calcext:value-type="string">
            <text:p><text:s text:c="2"/>udsvdead, 163, null, null, null, null, null, null, null =&gt; udsvdead // IDS sync</text:p>
          </table:table-cell>
        </table:table-row>
        <table:table-row table:style-name="ro3">
          <table:table-cell table:formula="of:=CONCATENATE(&quot;  &quot;;[$'bg2 creature'.$A53];&quot;, &quot;;[$'bg2 creature'.$B53];&quot;, &quot;;[$'bg2 creature'.$C53];&quot;, &quot;;[$'bg2 creature'.$D53];&quot;, &quot;;[$'bg2 creature'.$E53];&quot;, &quot;;[$'bg2 creature'.$F53];&quot;, &quot;;[$'bg2 creature'.$G53];&quot;, &quot;;[$'bg2 creature'.$H53];&quot;, &quot;;[$'bg2 creature'.$I53];&quot; =&gt; &quot;;[$'bg2 creature'.$A53];&quot; // &quot;;[$'bg2 creature'.$J53])" office:value-type="string" office:string-value="  udsvir01, 163, null, null, null, null, null, null, null =&gt; udsvir01 // IDS sync" calcext:value-type="string">
            <text:p><text:s text:c="2"/>udsvir01, 163, null, null, null, null, null, null, null =&gt; udsvir01 // IDS sync</text:p>
          </table:table-cell>
        </table:table-row>
        <table:table-row table:style-name="ro3">
          <table:table-cell table:formula="of:=CONCATENATE(&quot;  &quot;;[$'bg2 creature'.$A54];&quot;, &quot;;[$'bg2 creature'.$B54];&quot;, &quot;;[$'bg2 creature'.$C54];&quot;, &quot;;[$'bg2 creature'.$D54];&quot;, &quot;;[$'bg2 creature'.$E54];&quot;, &quot;;[$'bg2 creature'.$F54];&quot;, &quot;;[$'bg2 creature'.$G54];&quot;, &quot;;[$'bg2 creature'.$H54];&quot;, &quot;;[$'bg2 creature'.$I54];&quot; =&gt; &quot;;[$'bg2 creature'.$A54];&quot; // &quot;;[$'bg2 creature'.$J54])" office:value-type="string" office:string-value="  udsvir02, 163, null, null, null, null, null, null, null =&gt; udsvir02 // IDS sync" calcext:value-type="string">
            <text:p><text:s text:c="2"/>udsvir02, 163, null, null, null, null, null, null, null =&gt; udsvir02 // IDS sync</text:p>
          </table:table-cell>
        </table:table-row>
        <table:table-row table:style-name="ro3">
          <table:table-cell table:formula="of:=CONCATENATE(&quot;  &quot;;[$'bg2 creature'.$A55];&quot;, &quot;;[$'bg2 creature'.$B55];&quot;, &quot;;[$'bg2 creature'.$C55];&quot;, &quot;;[$'bg2 creature'.$D55];&quot;, &quot;;[$'bg2 creature'.$E55];&quot;, &quot;;[$'bg2 creature'.$F55];&quot;, &quot;;[$'bg2 creature'.$G55];&quot;, &quot;;[$'bg2 creature'.$H55];&quot;, &quot;;[$'bg2 creature'.$I55];&quot; =&gt; &quot;;[$'bg2 creature'.$A55];&quot; // &quot;;[$'bg2 creature'.$J55])" office:value-type="string" office:string-value="  udsvir03, 163, null, null, null, null, null, null, null =&gt; udsvir03 // IDS sync" calcext:value-type="string">
            <text:p><text:s text:c="2"/>udsvir03, 163, null, null, null, null, null, null, null =&gt; udsvir03 // IDS sync</text:p>
          </table:table-cell>
        </table:table-row>
        <table:table-row table:style-name="ro3">
          <table:table-cell table:formula="of:=CONCATENATE(&quot;  &quot;;[$'bg2 creature'.$A56];&quot;, &quot;;[$'bg2 creature'.$B56];&quot;, &quot;;[$'bg2 creature'.$C56];&quot;, &quot;;[$'bg2 creature'.$D56];&quot;, &quot;;[$'bg2 creature'.$E56];&quot;, &quot;;[$'bg2 creature'.$F56];&quot;, &quot;;[$'bg2 creature'.$G56];&quot;, &quot;;[$'bg2 creature'.$H56];&quot;, &quot;;[$'bg2 creature'.$I56];&quot; =&gt; &quot;;[$'bg2 creature'.$A56];&quot; // &quot;;[$'bg2 creature'.$J56])" office:value-type="string" office:string-value="  udsvir04, 163, null, null, null, null, null, null, null =&gt; udsvir04 // IDS sync" calcext:value-type="string">
            <text:p><text:s text:c="2"/>udsvir04, 163, null, null, null, null, null, null, null =&gt; udsvir04 // IDS sync</text:p>
          </table:table-cell>
        </table:table-row>
        <table:table-row table:style-name="ro3">
          <table:table-cell table:formula="of:=CONCATENATE(&quot;  &quot;;[$'bg2 creature'.$A57];&quot;, &quot;;[$'bg2 creature'.$B57];&quot;, &quot;;[$'bg2 creature'.$C57];&quot;, &quot;;[$'bg2 creature'.$D57];&quot;, &quot;;[$'bg2 creature'.$E57];&quot;, &quot;;[$'bg2 creature'.$F57];&quot;, &quot;;[$'bg2 creature'.$G57];&quot;, &quot;;[$'bg2 creature'.$H57];&quot;, &quot;;[$'bg2 creature'.$I57];&quot; =&gt; &quot;;[$'bg2 creature'.$A57];&quot; // &quot;;[$'bg2 creature'.$J57])" office:value-type="string" office:string-value="  udsvir05, 163, null, null, null, null, null, null, null =&gt; udsvir05 // IDS sync" calcext:value-type="string">
            <text:p><text:s text:c="2"/>udsvir05, 163, null, null, null, null, null, null, null =&gt; udsvir05 // IDS sync</text:p>
          </table:table-cell>
        </table:table-row>
        <table:table-row table:style-name="ro3">
          <table:table-cell table:formula="of:=CONCATENATE(&quot;  &quot;;[$'bg2 creature'.$A58];&quot;, &quot;;[$'bg2 creature'.$B58];&quot;, &quot;;[$'bg2 creature'.$C58];&quot;, &quot;;[$'bg2 creature'.$D58];&quot;, &quot;;[$'bg2 creature'.$E58];&quot;, &quot;;[$'bg2 creature'.$F58];&quot;, &quot;;[$'bg2 creature'.$G58];&quot;, &quot;;[$'bg2 creature'.$H58];&quot;, &quot;;[$'bg2 creature'.$I58];&quot; =&gt; &quot;;[$'bg2 creature'.$A58];&quot; // &quot;;[$'bg2 creature'.$J58])" office:value-type="string" office:string-value="  udsvir06, 163, null, null, null, null, null, null, null =&gt; udsvir06 // IDS sync" calcext:value-type="string">
            <text:p><text:s text:c="2"/>udsvir06, 163, null, null, null, null, null, null, null =&gt; udsvir06 // IDS sync</text:p>
          </table:table-cell>
        </table:table-row>
        <table:table-row table:style-name="ro3">
          <table:table-cell table:formula="of:=CONCATENATE(&quot;  &quot;;[$'bg2 creature'.$A59];&quot;, &quot;;[$'bg2 creature'.$B59];&quot;, &quot;;[$'bg2 creature'.$C59];&quot;, &quot;;[$'bg2 creature'.$D59];&quot;, &quot;;[$'bg2 creature'.$E59];&quot;, &quot;;[$'bg2 creature'.$F59];&quot;, &quot;;[$'bg2 creature'.$G59];&quot;, &quot;;[$'bg2 creature'.$H59];&quot;, &quot;;[$'bg2 creature'.$I59];&quot; =&gt; &quot;;[$'bg2 creature'.$A59];&quot; // &quot;;[$'bg2 creature'.$J59])" office:value-type="string" office:string-value="  udsvir07, 163, null, null, null, null, null, null, null =&gt; udsvir07 // IDS sync" calcext:value-type="string">
            <text:p><text:s text:c="2"/>udsvir07, 163, null, null, null, null, null, null, null =&gt; udsvir07 // IDS sync</text:p>
          </table:table-cell>
        </table:table-row>
        <table:table-row table:style-name="ro3">
          <table:table-cell table:formula="of:=CONCATENATE(&quot;  &quot;;[$'bg2 creature'.$A60];&quot;, &quot;;[$'bg2 creature'.$B60];&quot;, &quot;;[$'bg2 creature'.$C60];&quot;, &quot;;[$'bg2 creature'.$D60];&quot;, &quot;;[$'bg2 creature'.$E60];&quot;, &quot;;[$'bg2 creature'.$F60];&quot;, &quot;;[$'bg2 creature'.$G60];&quot;, &quot;;[$'bg2 creature'.$H60];&quot;, &quot;;[$'bg2 creature'.$I60];&quot; =&gt; &quot;;[$'bg2 creature'.$A60];&quot; // &quot;;[$'bg2 creature'.$J60])" office:value-type="string" office:string-value="  udsvir08, 163, null, null, null, null, null, null, null =&gt; udsvir08 // IDS sync" calcext:value-type="string">
            <text:p><text:s text:c="2"/>udsvir08, 163, null, null, null, null, null, null, null =&gt; udsvir08 // IDS sync</text:p>
          </table:table-cell>
        </table:table-row>
        <table:table-row table:style-name="ro3">
          <table:table-cell table:formula="of:=CONCATENATE(&quot;  &quot;;[$'bg2 creature'.$A61];&quot;, &quot;;[$'bg2 creature'.$B61];&quot;, &quot;;[$'bg2 creature'.$C61];&quot;, &quot;;[$'bg2 creature'.$D61];&quot;, &quot;;[$'bg2 creature'.$E61];&quot;, &quot;;[$'bg2 creature'.$F61];&quot;, &quot;;[$'bg2 creature'.$G61];&quot;, &quot;;[$'bg2 creature'.$H61];&quot;, &quot;;[$'bg2 creature'.$I61];&quot; =&gt; &quot;;[$'bg2 creature'.$A61];&quot; // &quot;;[$'bg2 creature'.$J61])" office:value-type="string" office:string-value="  wolfdr01, null, null, 4, null, null, null, null, null =&gt; wolfdr01 // dread wolves are undead" calcext:value-type="string">
            <text:p><text:s text:c="2"/>wolfdr01, null, null, 4, null, null, null, null, null =&gt; wolfdr01 // dread wolves are undead</text:p>
          </table:table-cell>
        </table:table-row>
        <table:table-row table:style-name="ro3">
          <table:table-cell table:formula="of:=CONCATENATE(&quot;  &quot;;[$'bg2 creature'.$A62];&quot;, &quot;;[$'bg2 creature'.$B62];&quot;, &quot;;[$'bg2 creature'.$C62];&quot;, &quot;;[$'bg2 creature'.$D62];&quot;, &quot;;[$'bg2 creature'.$E62];&quot;, &quot;;[$'bg2 creature'.$F62];&quot;, &quot;;[$'bg2 creature'.$G62];&quot;, &quot;;[$'bg2 creature'.$H62];&quot;, &quot;;[$'bg2 creature'.$I62];&quot; =&gt; &quot;;[$'bg2 creature'.$A62];&quot; // &quot;;[$'bg2 creature'.$J62])" office:value-type="string" office:string-value="  wrmons01, null, 218, null, null, null, null, null, null =&gt; wrmons01 // IDS sync" calcext:value-type="string">
            <text:p><text:s text:c="2"/>wrmons01, null, 218, null, null, null, null, null, null =&gt; wrmons01 // IDS sync</text:p>
          </table:table-cell>
        </table:table-row>
        <table:table-row table:style-name="ro3">
          <table:table-cell table:formula="of:=CONCATENATE(&quot;  &quot;;[$'bg2 creature'.$A63];&quot;, &quot;;[$'bg2 creature'.$B63];&quot;, &quot;;[$'bg2 creature'.$C63];&quot;, &quot;;[$'bg2 creature'.$D63];&quot;, &quot;;[$'bg2 creature'.$E63];&quot;, &quot;;[$'bg2 creature'.$F63];&quot;, &quot;;[$'bg2 creature'.$G63];&quot;, &quot;;[$'bg2 creature'.$H63];&quot;, &quot;;[$'bg2 creature'.$I63];&quot; =&gt; &quot;;[$'bg2 creature'.$A63];&quot; // &quot;;[$'bg2 creature'.$J63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4];&quot;, &quot;;[$'bg2 creature'.$B64];&quot;, &quot;;[$'bg2 creature'.$C64];&quot;, &quot;;[$'bg2 creature'.$D64];&quot;, &quot;;[$'bg2 creature'.$E64];&quot;, &quot;;[$'bg2 creature'.$F64];&quot;, &quot;;[$'bg2 creature'.$G64];&quot;, &quot;;[$'bg2 creature'.$H64];&quot;, &quot;;[$'bg2 creature'.$I64];&quot; =&gt; &quot;;[$'bg2 creature'.$A64];&quot; // &quot;;[$'bg2 creature'.$J64])" office:value-type="string" office:string-value="  , , , , , , , ,  =&gt;  // " calcext:value-type="string">
            <text:p><text:s text:c="2"/>, , , , , , , , <text:s/>=&gt; <text:s/>// </text:p>
          </table:table-cell>
        </table:table-row>
        <table:table-row table:style-name="ro3">
          <table:table-cell table:formula="of:=CONCATENATE(&quot;  &quot;;[$'bg2 creature'.$A65];&quot;, &quot;;[$'bg2 creature'.$B65];&quot;, &quot;;[$'bg2 creature'.$C65];&quot;, &quot;;[$'bg2 creature'.$D65];&quot;, &quot;;[$'bg2 creature'.$E65];&quot;, &quot;;[$'bg2 creature'.$F65];&quot;, &quot;;[$'bg2 creature'.$G65];&quot;, &quot;;[$'bg2 creature'.$H65];&quot;, &quot;;[$'bg2 creature'.$I65];&quot; =&gt; &quot;;[$'bg2 creature'.$A65];&quot; // &quot;;[$'bg2 creature'.$J65])" office:value-type="string" office:string-value="  , , , , , , , ,  =&gt;  // " calcext:value-type="string">
            <text:p><text:s text:c="2"/>, , , , , , , , <text:s/>=&gt; <text:s/>// 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5" table:default-cell-style-name="ce28"/>
        <table:table-column table:style-name="co18" table:default-cell-style-name="ce28"/>
        <table:table-column table:style-name="co19" table:default-cell-style-name="ce28"/>
        <table:table-column table:style-name="co5" table:default-cell-style-name="ce28"/>
        <table:table-column table:style-name="co2" table:default-cell-style-name="ce28"/>
        <table:table-column table:style-name="co20" table:default-cell-style-name="ce28"/>
        <table:table-column table:style-name="co21" table:default-cell-style-name="ce28"/>
        <table:table-column table:style-name="co8" table:default-cell-style-name="ce28"/>
        <table:table-column table:style-name="co31" table:default-cell-style-name="ce28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9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2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3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4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6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blun27</text:p>
          </table:table-cell>
          <table:table-cell table:number-columns-repeated="3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8" table:style-name="ce26" office:value-type="string" calcext:value-type="string">
            <text:p>null</text:p>
          </table:table-cell>
          <table:table-cell table:style-name="ce23" office:value-type="string" calcext:value-type="string">
            <text:p>speed factor not accounting for enchantment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1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ha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cryo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hydr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imix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1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ogre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sunn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yanc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lemzaam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37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9:'bg2 item'.M13 'bg2 item'.A14:'bg2 item'.N1048576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blun22, null, null, null, 1, null, null, null, null, null, null, null, null =&gt; blun22 // speed factor not accounting for enchantment" calcext:value-type="string">
            <text:p><text:s text:c="2"/>blun22, null, null, null, 1, null, null, null, null, null, null, null, null =&gt; blun22 // speed factor not accounting for enchantment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blun23, null, null, null, 2, null, null, null, null, null, null, null, null =&gt; blun23 // speed factor not accounting for enchantment" calcext:value-type="string">
            <text:p><text:s text:c="2"/>blun23, null, null, null, 2, null, null, null, null, null, null, null, null =&gt; blun23 // speed factor not accounting for enchantment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blun24, null, null, null, 2, null, null, null, null, null, null, null, null =&gt; blun24 // speed factor not accounting for enchantment" calcext:value-type="string">
            <text:p><text:s text:c="2"/>blun24, null, null, null, 2, null, null, null, null, null, null, null, null =&gt; blun24 // speed factor not accounting for enchantment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blun26, null, null, null, 1, null, null, null, null, null, null, null, null =&gt; blun26 // speed factor not accounting for enchantment" calcext:value-type="string">
            <text:p><text:s text:c="2"/>blun26, null, null, null, 1, null, null, null, null, null, null, null, null =&gt; blun26 // speed factor not accounting for enchantment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blun27, null, null, null, 0, null, null, null, null, null, null, null, null =&gt; blun27 // speed factor not accounting for enchantment" calcext:value-type="string">
            <text:p><text:s text:c="2"/>blun27, null, null, null, 0, null, null, null, null, null, null, null, null =&gt; blun27 // speed factor not accounting for enchantment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elemcryo, null, null, null, null, null, null, null, null, null, 4, null, null =&gt; elemcryo // upping enchantment for elemental princes" calcext:value-type="string">
            <text:p><text:s text:c="2"/>elemcryo, null, null, null, null, null, null, null, null, null, 4, null, null =&gt; elemcryo // upping enchantment for elemental prince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elemhydr, null, null, null, null, null, null, null, null, null, 4, null, null =&gt; elemhydr // upping enchantment for elemental princes" calcext:value-type="string">
            <text:p><text:s text:c="2"/>elemhydr, null, null, null, null, null, null, null, null, null, 4, null, null =&gt; elemhydr // upping enchantment for elemental princes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elemimix, null, null, null, null, null, null, null, null, null, 4, null, null =&gt; elemimix // upping enchantment for elemental princes" calcext:value-type="string">
            <text:p><text:s text:c="2"/>elemimix, null, null, null, null, null, null, null, null, null, 4, null, null =&gt; elemimix // upping enchantment for elemental princes</text:p>
          </table:table-cell>
        </table:table-row>
        <table:table-row table:style-name="ro3">
          <table:table-cell table:formula="of:=CONCATENATE(;&quot;  &quot;;[$'bg2 item'.$A14];&quot;, &quot;;[$'bg2 item'.$B14];&quot;, &quot;;[$'bg2 item'.$C14];&quot;, &quot;;[$'bg2 item'.$D14];&quot;, &quot;;[$'bg2 item'.$E14];&quot;, &quot;;[$'bg2 item'.$F14];&quot;, &quot;;[$'bg2 item'.$G14];&quot;, &quot;;[$'bg2 item'.$H14];&quot;, &quot;;[$'bg2 item'.$I14];&quot;, &quot;;[$'bg2 item'.$J14];&quot;, &quot;;[$'bg2 item'.$K14];&quot;, &quot;;[$'bg2 item'.$L14];&quot;, &quot;;[$'bg2 item'.$M14];&quot; =&gt; &quot;;[$'bg2 item'.$A14];&quot; // &quot;;[$'bg2 item'.$N14])" office:value-type="string" office:string-value="  elemogre, null, null, null, null, null, null, null, null, null, 4, null, null =&gt; elemogre // upping enchantment for elemental princes" calcext:value-type="string">
            <text:p><text:s text:c="2"/>elemogre, null, null, null, null, null, null, null, null, null, 4, null, null =&gt; elemogre // upping enchantment for elemental princes</text:p>
          </table:table-cell>
        </table:table-row>
        <table:table-row table:style-name="ro3">
          <table:table-cell table:formula="of:=CONCATENATE(;&quot;  &quot;;[$'bg2 item'.$A15];&quot;, &quot;;[$'bg2 item'.$B15];&quot;, &quot;;[$'bg2 item'.$C15];&quot;, &quot;;[$'bg2 item'.$D15];&quot;, &quot;;[$'bg2 item'.$E15];&quot;, &quot;;[$'bg2 item'.$F15];&quot;, &quot;;[$'bg2 item'.$G15];&quot;, &quot;;[$'bg2 item'.$H15];&quot;, &quot;;[$'bg2 item'.$I15];&quot;, &quot;;[$'bg2 item'.$J15];&quot;, &quot;;[$'bg2 item'.$K15];&quot;, &quot;;[$'bg2 item'.$L15];&quot;, &quot;;[$'bg2 item'.$M15];&quot; =&gt; &quot;;[$'bg2 item'.$A15];&quot; // &quot;;[$'bg2 item'.$N15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bg2 item'.$A16];&quot;, &quot;;[$'bg2 item'.$B16];&quot;, &quot;;[$'bg2 item'.$C16];&quot;, &quot;;[$'bg2 item'.$D16];&quot;, &quot;;[$'bg2 item'.$E16];&quot;, &quot;;[$'bg2 item'.$F16];&quot;, &quot;;[$'bg2 item'.$G16];&quot;, &quot;;[$'bg2 item'.$H16];&quot;, &quot;;[$'bg2 item'.$I16];&quot;, &quot;;[$'bg2 item'.$J16];&quot;, &quot;;[$'bg2 item'.$K16];&quot;, &quot;;[$'bg2 item'.$L16];&quot;, &quot;;[$'bg2 item'.$M16];&quot; =&gt; &quot;;[$'bg2 item'.$A16];&quot; // &quot;;[$'bg2 item'.$N16])" office:value-type="string" office:string-value="  elemyanc, null, null, null, null, null, null, null, null, null, 4, null, null =&gt; elemyanc // upping enchantment for elemental princes" calcext:value-type="string">
            <text:p><text:s text:c="2"/>elemyanc, null, null, null, null, null, null, null, null, null, 4, null, null =&gt; elemyanc // upping enchantment for elemental princes</text:p>
          </table:table-cell>
        </table:table-row>
        <table:table-row table:style-name="ro3">
          <table:table-cell table:formula="of:=CONCATENATE(;&quot;  &quot;;[$'bg2 item'.$A17];&quot;, &quot;;[$'bg2 item'.$B17];&quot;, &quot;;[$'bg2 item'.$C17];&quot;, &quot;;[$'bg2 item'.$D17];&quot;, &quot;;[$'bg2 item'.$E17];&quot;, &quot;;[$'bg2 item'.$F17];&quot;, &quot;;[$'bg2 item'.$G17];&quot;, &quot;;[$'bg2 item'.$H17];&quot;, &quot;;[$'bg2 item'.$I17];&quot;, &quot;;[$'bg2 item'.$J17];&quot;, &quot;;[$'bg2 item'.$K17];&quot;, &quot;;[$'bg2 item'.$L17];&quot;, &quot;;[$'bg2 item'.$M17];&quot; =&gt; &quot;;[$'bg2 item'.$A17];&quot; // &quot;;[$'bg2 item'.$N17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bg2 item'.$A18];&quot;, &quot;;[$'bg2 item'.$B18];&quot;, &quot;;[$'bg2 item'.$C18];&quot;, &quot;;[$'bg2 item'.$D18];&quot;, &quot;;[$'bg2 item'.$E18];&quot;, &quot;;[$'bg2 item'.$F18];&quot;, &quot;;[$'bg2 item'.$G18];&quot;, &quot;;[$'bg2 item'.$H18];&quot;, &quot;;[$'bg2 item'.$I18];&quot;, &quot;;[$'bg2 item'.$J18];&quot;, &quot;;[$'bg2 item'.$K18];&quot;, &quot;;[$'bg2 item'.$L18];&quot;, &quot;;[$'bg2 item'.$M18];&quot; =&gt; &quot;;[$'bg2 item'.$A18];&quot; // &quot;;[$'bg2 item'.$N18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19];&quot;, &quot;;[$'bg2 item'.$B19];&quot;, &quot;;[$'bg2 item'.$C19];&quot;, &quot;;[$'bg2 item'.$D19];&quot;, &quot;;[$'bg2 item'.$E19];&quot;, &quot;;[$'bg2 item'.$F19];&quot;, &quot;;[$'bg2 item'.$G19];&quot;, &quot;;[$'bg2 item'.$H19];&quot;, &quot;;[$'bg2 item'.$I19];&quot;, &quot;;[$'bg2 item'.$J19];&quot;, &quot;;[$'bg2 item'.$K19];&quot;, &quot;;[$'bg2 item'.$L19];&quot;, &quot;;[$'bg2 item'.$M19];&quot; =&gt; &quot;;[$'bg2 item'.$A19];&quot; // &quot;;[$'bg2 item'.$N19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20];&quot;, &quot;;[$'bg2 item'.$B20];&quot;, &quot;;[$'bg2 item'.$C20];&quot;, &quot;;[$'bg2 item'.$D20];&quot;, &quot;;[$'bg2 item'.$E20];&quot;, &quot;;[$'bg2 item'.$F20];&quot;, &quot;;[$'bg2 item'.$G20];&quot;, &quot;;[$'bg2 item'.$H20];&quot;, &quot;;[$'bg2 item'.$I20];&quot;, &quot;;[$'bg2 item'.$J20];&quot;, &quot;;[$'bg2 item'.$K20];&quot;, &quot;;[$'bg2 item'.$L20];&quot;, &quot;;[$'bg2 item'.$M20];&quot; =&gt; &quot;;[$'bg2 item'.$A20];&quot; // &quot;;[$'bg2 item'.$N20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21];&quot;, &quot;;[$'bg2 item'.$B21];&quot;, &quot;;[$'bg2 item'.$C21];&quot;, &quot;;[$'bg2 item'.$D21];&quot;, &quot;;[$'bg2 item'.$E21];&quot;, &quot;;[$'bg2 item'.$F21];&quot;, &quot;;[$'bg2 item'.$G21];&quot;, &quot;;[$'bg2 item'.$H21];&quot;, &quot;;[$'bg2 item'.$I21];&quot;, &quot;;[$'bg2 item'.$J21];&quot;, &quot;;[$'bg2 item'.$K21];&quot;, &quot;;[$'bg2 item'.$L21];&quot;, &quot;;[$'bg2 item'.$M21];&quot; =&gt; &quot;;[$'bg2 item'.$A21];&quot; // &quot;;[$'bg2 item'.$N21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22];&quot;, &quot;;[$'bg2 item'.$B22];&quot;, &quot;;[$'bg2 item'.$C22];&quot;, &quot;;[$'bg2 item'.$D22];&quot;, &quot;;[$'bg2 item'.$E22];&quot;, &quot;;[$'bg2 item'.$F22];&quot;, &quot;;[$'bg2 item'.$G22];&quot;, &quot;;[$'bg2 item'.$H22];&quot;, &quot;;[$'bg2 item'.$I22];&quot;, &quot;;[$'bg2 item'.$J22];&quot;, &quot;;[$'bg2 item'.$K22];&quot;, &quot;;[$'bg2 item'.$L22];&quot;, &quot;;[$'bg2 item'.$M22];&quot; =&gt; &quot;;[$'bg2 item'.$A22];&quot; // &quot;;[$'bg2 item'.$N22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23];&quot;, &quot;;[$'bg2 item'.$B23];&quot;, &quot;;[$'bg2 item'.$C23];&quot;, &quot;;[$'bg2 item'.$D23];&quot;, &quot;;[$'bg2 item'.$E23];&quot;, &quot;;[$'bg2 item'.$F23];&quot;, &quot;;[$'bg2 item'.$G23];&quot;, &quot;;[$'bg2 item'.$H23];&quot;, &quot;;[$'bg2 item'.$I23];&quot;, &quot;;[$'bg2 item'.$J23];&quot;, &quot;;[$'bg2 item'.$K23];&quot;, &quot;;[$'bg2 item'.$L23];&quot;, &quot;;[$'bg2 item'.$M23];&quot; =&gt; &quot;;[$'bg2 item'.$A23];&quot; // &quot;;[$'bg2 item'.$N23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4];&quot;, &quot;;[$'bg2 item'.$B24];&quot;, &quot;;[$'bg2 item'.$C24];&quot;, &quot;;[$'bg2 item'.$D24];&quot;, &quot;;[$'bg2 item'.$E24];&quot;, &quot;;[$'bg2 item'.$F24];&quot;, &quot;;[$'bg2 item'.$G24];&quot;, &quot;;[$'bg2 item'.$H24];&quot;, &quot;;[$'bg2 item'.$I24];&quot;, &quot;;[$'bg2 item'.$J24];&quot;, &quot;;[$'bg2 item'.$K24];&quot;, &quot;;[$'bg2 item'.$L24];&quot;, &quot;;[$'bg2 item'.$M24];&quot; =&gt; &quot;;[$'bg2 item'.$A24];&quot; // &quot;;[$'bg2 item'.$N24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25];&quot;, &quot;;[$'bg2 item'.$B25];&quot;, &quot;;[$'bg2 item'.$C25];&quot;, &quot;;[$'bg2 item'.$D25];&quot;, &quot;;[$'bg2 item'.$E25];&quot;, &quot;;[$'bg2 item'.$F25];&quot;, &quot;;[$'bg2 item'.$G25];&quot;, &quot;;[$'bg2 item'.$H25];&quot;, &quot;;[$'bg2 item'.$I25];&quot;, &quot;;[$'bg2 item'.$J25];&quot;, &quot;;[$'bg2 item'.$K25];&quot;, &quot;;[$'bg2 item'.$L25];&quot;, &quot;;[$'bg2 item'.$M25];&quot; =&gt; &quot;;[$'bg2 item'.$A25];&quot; // &quot;;[$'bg2 item'.$N25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26];&quot;, &quot;;[$'bg2 item'.$B26];&quot;, &quot;;[$'bg2 item'.$C26];&quot;, &quot;;[$'bg2 item'.$D26];&quot;, &quot;;[$'bg2 item'.$E26];&quot;, &quot;;[$'bg2 item'.$F26];&quot;, &quot;;[$'bg2 item'.$G26];&quot;, &quot;;[$'bg2 item'.$H26];&quot;, &quot;;[$'bg2 item'.$I26];&quot;, &quot;;[$'bg2 item'.$J26];&quot;, &quot;;[$'bg2 item'.$K26];&quot;, &quot;;[$'bg2 item'.$L26];&quot;, &quot;;[$'bg2 item'.$M26];&quot; =&gt; &quot;;[$'bg2 item'.$A26];&quot; // &quot;;[$'bg2 item'.$N26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73">
          <table:table-cell/>
        </table:table-row>
        <table:table-row table:style-name="ro3">
          <table:table-cell table:style-name="ce52"/>
        </table:table-row>
      </table:table>
      <table:table table:name="bg2 spell" table:style-name="ta1">
        <table:table-column table:style-name="co32" table:default-cell-style-name="ce35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33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2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6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jmerry: cutscene parlaysis could become permanent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6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62~, 0, null, null, null, null, null, null, null, null, null, null =&gt; ~spin862~ // jmerry: cutscene parlaysis could become permanent" calcext:value-type="string">
            <text:p><text:s text:c="2"/>~spin862~, 0, null, null, null, null, null, null, null, null, null, null =&gt; ~spin862~ // jmerry: cutscene parlaysis could become permanent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63~, 0, null, null, null, null, null, null, null, null, null, null =&gt; ~spin863~ // jmerry: cutscene parlaysis could become permanent" calcext:value-type="string">
            <text:p><text:s text:c="2"/>~spin863~, 0, null, null, null, null, null, null, null, null, null, null =&gt; ~spin863~ // jmerry: cutscene parlaysis could become permanent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9];&quot;~, &quot;;[$'bg2 spell'.$B59];&quot;, &quot;;[$'bg2 spell'.$C59];&quot;, &quot;;[$'bg2 spell'.$D59];&quot;, &quot;;[$'bg2 spell'.$E59];&quot;, &quot;;[$'bg2 spell'.$F59];&quot;, &quot;;[$'bg2 spell'.$G59];&quot;, &quot;;[$'bg2 spell'.$H59];&quot;, &quot;;[$'bg2 spell'.$I59];&quot;, &quot;;[$'bg2 spell'.$J59];&quot;, &quot;;[$'bg2 spell'.$K59];&quot;, &quot;;[$'bg2 spell'.$L59];&quot; =&gt; ~&quot;;[$'bg2 spell'.$A59];&quot;~ // &quot;;[$'bg2 spell'.$M59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60];&quot;~, &quot;;[$'bg2 spell'.$B60];&quot;, &quot;;[$'bg2 spell'.$C60];&quot;, &quot;;[$'bg2 spell'.$D60];&quot;, &quot;;[$'bg2 spell'.$E60];&quot;, &quot;;[$'bg2 spell'.$F60];&quot;, &quot;;[$'bg2 spell'.$G60];&quot;, &quot;;[$'bg2 spell'.$H60];&quot;, &quot;;[$'bg2 spell'.$I60];&quot;, &quot;;[$'bg2 spell'.$J60];&quot;, &quot;;[$'bg2 spell'.$K60];&quot;, &quot;;[$'bg2 spell'.$L60];&quot; =&gt; ~&quot;;[$'bg2 spell'.$A60];&quot;~ // &quot;;[$'bg2 spell'.$M60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39">
          <table:table-cell/>
        </table:table-row>
        <table:table-row table:style-name="ro3">
          <table:table-cell table:style-name="ce52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dl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st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</text:p>
          </table:table-cell>
          <table:table-cell office:value-type="string" calcext:value-type="string">
            <text:p>null</text:p>
          </table:table-cell>
          <table:table-cell office:value-type="float" office:value="155" calcext:value-type="float">
            <text:p>15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get rep penalty for killing hobart in lonelywoo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art2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should not get rep penalty for killing hobart in anauroch cast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is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ish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twgti1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6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msalc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bibarr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decwig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ndfsal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801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lamanf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d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syetii2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2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3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ghtba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ightcld</text:p>
          </table:table-cell>
          <table:table-cell office:value-type="string" calcext:value-type="string">
            <text:p>null</text:p>
          </table:table-cell>
          <table:table-cell office:value-type="float" office:value="223" calcext:value-type="float">
            <text:p>22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c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1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2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tsalf3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salfd</text:p>
          </table:table-cell>
          <table:table-cell office:value-type="string" calcext:value-type="string">
            <text:p>null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tyeti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from the IDS sync</text:p>
          </table:table-cell>
          <table:table-cell table:number-columns-repeated="1014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iwd creature'.$A2];&quot;, &quot;;[$'iwd creature'.$B2];&quot;, &quot;;[$'iwd creature'.$C2];&quot;, &quot;;[$'iwd creature'.$D2];&quot;, &quot;;[$'iwd creature'.$E2];&quot;, &quot;;[$'iwd creature'.$F2];&quot;, &quot;;[$'iwd creature'.$G2];&quot;, &quot;;[$'iwd creature'.$H2];&quot;, &quot;;[$'iwd creature'.$I2];&quot; =&gt; &quot;;[$'iwd creature'.$A2];&quot; // &quot;;[$'iwd creature'.$J2])" office:value-type="string" office:string-value="  dlyeti, 179, null, null, null, null, null, null, null =&gt; dlyeti // from the IDS sync" calcext:value-type="string">
            <text:p><text:s text:c="2"/>dlyeti, 179, null, null, null, null, null, null, null =&gt; dlyeti // from the IDS sync</text:p>
          </table:table-cell>
        </table:table-row>
        <table:table-row table:style-name="ro3">
          <table:table-cell table:formula="of:=CONCATENATE(&quot;  &quot;;[$'iwd creature'.$A3];&quot;, &quot;;[$'iwd creature'.$B3];&quot;, &quot;;[$'iwd creature'.$C3];&quot;, &quot;;[$'iwd creature'.$D3];&quot;, &quot;;[$'iwd creature'.$E3];&quot;, &quot;;[$'iwd creature'.$F3];&quot;, &quot;;[$'iwd creature'.$G3];&quot;, &quot;;[$'iwd creature'.$H3];&quot;, &quot;;[$'iwd creature'.$I3];&quot; =&gt; &quot;;[$'iwd creature'.$A3];&quot; // &quot;;[$'iwd creature'.$J3])" office:value-type="string" office:string-value="  frostsal, null, 216, null, null, null, null, null, null =&gt; frostsal // from the IDS sync" calcext:value-type="string">
            <text:p><text:s text:c="2"/>frostsal, null, 216, null, null, null, null, null, null =&gt; frostsal // from the IDS sync</text:p>
          </table:table-cell>
        </table:table-row>
        <table:table-row table:style-name="ro3">
          <table:table-cell table:formula="of:=CONCATENATE(&quot;  &quot;;[$'iwd creature'.$A4];&quot;, &quot;;[$'iwd creature'.$B4];&quot;, &quot;;[$'iwd creature'.$C4];&quot;, &quot;;[$'iwd creature'.$D4];&quot;, &quot;;[$'iwd creature'.$E4];&quot;, &quot;;[$'iwd creature'.$F4];&quot;, &quot;;[$'iwd creature'.$G4];&quot;, &quot;;[$'iwd creature'.$H4];&quot;, &quot;;[$'iwd creature'.$I4];&quot; =&gt; &quot;;[$'iwd creature'.$A4];&quot; // &quot;;[$'iwd creature'.$J4])" office:value-type="string" office:string-value="  hobart, null, 155, null, null, null, null, null, null =&gt; hobart // should get rep penalty for killing hobart in lonelywood" calcext:value-type="string">
            <text:p><text:s text:c="2"/>hobart, null, 155, null, null, null, null, null, null =&gt; hobart // should get rep penalty for killing hobart in lonelywood</text:p>
          </table:table-cell>
        </table:table-row>
        <table:table-row table:style-name="ro3">
          <table:table-cell table:formula="of:=CONCATENATE(&quot;  &quot;;[$'iwd creature'.$A5];&quot;, &quot;;[$'iwd creature'.$B5];&quot;, &quot;;[$'iwd creature'.$C5];&quot;, &quot;;[$'iwd creature'.$D5];&quot;, &quot;;[$'iwd creature'.$E5];&quot;, &quot;;[$'iwd creature'.$F5];&quot;, &quot;;[$'iwd creature'.$G5];&quot;, &quot;;[$'iwd creature'.$H5];&quot;, &quot;;[$'iwd creature'.$I5];&quot; =&gt; &quot;;[$'iwd creature'.$A5];&quot; // &quot;;[$'iwd creature'.$J5])" office:value-type="string" office:string-value="  hobart2, null, 4, null, null, null, null, null, null =&gt; hobart2 // should not get rep penalty for killing hobart in anauroch castle" calcext:value-type="string">
            <text:p><text:s text:c="2"/>hobart2, null, 4, null, null, null, null, null, null =&gt; hobart2 // should not get rep penalty for killing hobart in anauroch castle</text:p>
          </table:table-cell>
        </table:table-row>
        <table:table-row table:style-name="ro3">
          <table:table-cell table:formula="of:=CONCATENATE(&quot;  &quot;;[$'iwd creature'.$A6];&quot;, &quot;;[$'iwd creature'.$B6];&quot;, &quot;;[$'iwd creature'.$C6];&quot;, &quot;;[$'iwd creature'.$D6];&quot;, &quot;;[$'iwd creature'.$E6];&quot;, &quot;;[$'iwd creature'.$F6];&quot;, &quot;;[$'iwd creature'.$G6];&quot;, &quot;;[$'iwd creature'.$H6];&quot;, &quot;;[$'iwd creature'.$I6];&quot; =&gt; &quot;;[$'iwd creature'.$A6];&quot; // &quot;;[$'iwd creature'.$J6])" office:value-type="string" office:string-value="  invissal, null, 216, null, null, null, null, null, null =&gt; invissal // from the IDS sync" calcext:value-type="string">
            <text:p><text:s text:c="2"/>invissal, null, 216, null, null, null, null, null, null =&gt; invissal // from the IDS sync</text:p>
          </table:table-cell>
        </table:table-row>
        <table:table-row table:style-name="ro3">
          <table:table-cell table:formula="of:=CONCATENATE(&quot;  &quot;;[$'iwd creature'.$A7];&quot;, &quot;;[$'iwd creature'.$B7];&quot;, &quot;;[$'iwd creature'.$C7];&quot;, &quot;;[$'iwd creature'.$D7];&quot;, &quot;;[$'iwd creature'.$E7];&quot;, &quot;;[$'iwd creature'.$F7];&quot;, &quot;;[$'iwd creature'.$G7];&quot;, &quot;;[$'iwd creature'.$H7];&quot;, &quot;;[$'iwd creature'.$I7];&quot; =&gt; &quot;;[$'iwd creature'.$A7];&quot; // &quot;;[$'iwd creature'.$J7])" office:value-type="string" office:string-value="  kerish, null, 216, null, null, null, null, null, null =&gt; kerish // from the IDS sync" calcext:value-type="string">
            <text:p><text:s text:c="2"/>kerish, null, 216, null, null, null, null, null, null =&gt; kerish // from the IDS sync</text:p>
          </table:table-cell>
        </table:table-row>
        <table:table-row table:style-name="ro3">
          <table:table-cell table:formula="of:=CONCATENATE(&quot;  &quot;;[$'iwd creature'.$A8];&quot;, &quot;;[$'iwd creature'.$B8];&quot;, &quot;;[$'iwd creature'.$C8];&quot;, &quot;;[$'iwd creature'.$D8];&quot;, &quot;;[$'iwd creature'.$E8];&quot;, &quot;;[$'iwd creature'.$F8];&quot;, &quot;;[$'iwd creature'.$G8];&quot;, &quot;;[$'iwd creature'.$H8];&quot;, &quot;;[$'iwd creature'.$I8];&quot; =&gt; &quot;;[$'iwd creature'.$A8];&quot; // &quot;;[$'iwd creature'.$J8])" office:value-type="string" office:string-value="  ktwgt1, null, 223, null, null, null, null, null, null =&gt; ktwgt1 // from the IDS sync" calcext:value-type="string">
            <text:p><text:s text:c="2"/>ktwgt1, null, 223, null, null, null, null, null, null =&gt; ktwgt1 // from the IDS sync</text:p>
          </table:table-cell>
        </table:table-row>
        <table:table-row table:style-name="ro3">
          <table:table-cell table:formula="of:=CONCATENATE(&quot;  &quot;;[$'iwd creature'.$A9];&quot;, &quot;;[$'iwd creature'.$B9];&quot;, &quot;;[$'iwd creature'.$C9];&quot;, &quot;;[$'iwd creature'.$D9];&quot;, &quot;;[$'iwd creature'.$E9];&quot;, &quot;;[$'iwd creature'.$F9];&quot;, &quot;;[$'iwd creature'.$G9];&quot;, &quot;;[$'iwd creature'.$H9];&quot;, &quot;;[$'iwd creature'.$I9];&quot; =&gt; &quot;;[$'iwd creature'.$A9];&quot; // &quot;;[$'iwd creature'.$J9])" office:value-type="string" office:string-value="  ktwgti1, null, 223, null, null, null, null, null, null =&gt; ktwgti1 // from the IDS sync" calcext:value-type="string">
            <text:p><text:s text:c="2"/>ktwgti1, null, 223, null, null, null, null, null, null =&gt; ktwgti1 // from the IDS sync</text:p>
          </table:table-cell>
        </table:table-row>
        <table:table-row table:style-name="ro3">
          <table:table-cell table:formula="of:=CONCATENATE(&quot;  &quot;;[$'iwd creature'.$A10];&quot;, &quot;;[$'iwd creature'.$B10];&quot;, &quot;;[$'iwd creature'.$C10];&quot;, &quot;;[$'iwd creature'.$D10];&quot;, &quot;;[$'iwd creature'.$E10];&quot;, &quot;;[$'iwd creature'.$F10];&quot;, &quot;;[$'iwd creature'.$G10];&quot;, &quot;;[$'iwd creature'.$H10];&quot;, &quot;;[$'iwd creature'.$I10];&quot; =&gt; &quot;;[$'iwd creature'.$A10];&quot; // &quot;;[$'iwd creature'.$J10])" office:value-type="string" office:string-value="  kuyeti, 179, null, null, null, null, null, null, null =&gt; kuyeti // from the IDS sync" calcext:value-type="string">
            <text:p><text:s text:c="2"/>kuyeti, 179, null, null, null, null, null, null, null =&gt; kuyeti // from the IDS sync</text:p>
          </table:table-cell>
        </table:table-row>
        <table:table-row table:style-name="ro3">
          <table:table-cell table:formula="of:=CONCATENATE(&quot;  &quot;;[$'iwd creature'.$A11];&quot;, &quot;;[$'iwd creature'.$B11];&quot;, &quot;;[$'iwd creature'.$C11];&quot;, &quot;;[$'iwd creature'.$D11];&quot;, &quot;;[$'iwd creature'.$E11];&quot;, &quot;;[$'iwd creature'.$F11];&quot;, &quot;;[$'iwd creature'.$G11];&quot;, &quot;;[$'iwd creature'.$H11];&quot;, &quot;;[$'iwd creature'.$I11];&quot; =&gt; &quot;;[$'iwd creature'.$A11];&quot; // &quot;;[$'iwd creature'.$J11])" office:value-type="string" office:string-value="  lwight, null, 223, null, null, null, null, null, null =&gt; lwight // from the IDS sync" calcext:value-type="string">
            <text:p><text:s text:c="2"/>lwight, null, 223, null, null, null, null, null, null =&gt; lwight // from the IDS sync</text:p>
          </table:table-cell>
        </table:table-row>
        <table:table-row table:style-name="ro3">
          <table:table-cell table:formula="of:=CONCATENATE(&quot;  &quot;;[$'iwd creature'.$A12];&quot;, &quot;;[$'iwd creature'.$B12];&quot;, &quot;;[$'iwd creature'.$C12];&quot;, &quot;;[$'iwd creature'.$D12];&quot;, &quot;;[$'iwd creature'.$E12];&quot;, &quot;;[$'iwd creature'.$F12];&quot;, &quot;;[$'iwd creature'.$G12];&quot;, &quot;;[$'iwd creature'.$H12];&quot;, &quot;;[$'iwd creature'.$I12];&quot; =&gt; &quot;;[$'iwd creature'.$A12];&quot; // &quot;;[$'iwd creature'.$J12])" office:value-type="string" office:string-value="  ms6salc, null, 216, null, null, null, null, null, null =&gt; ms6salc // from the IDS sync" calcext:value-type="string">
            <text:p><text:s text:c="2"/>ms6salc, null, 216, null, null, null, null, null, null =&gt; ms6salc // from the IDS sync</text:p>
          </table:table-cell>
        </table:table-row>
        <table:table-row table:style-name="ro3">
          <table:table-cell table:formula="of:=CONCATENATE(&quot;  &quot;;[$'iwd creature'.$A13];&quot;, &quot;;[$'iwd creature'.$B13];&quot;, &quot;;[$'iwd creature'.$C13];&quot;, &quot;;[$'iwd creature'.$D13];&quot;, &quot;;[$'iwd creature'.$E13];&quot;, &quot;;[$'iwd creature'.$F13];&quot;, &quot;;[$'iwd creature'.$G13];&quot;, &quot;;[$'iwd creature'.$H13];&quot;, &quot;;[$'iwd creature'.$I13];&quot; =&gt; &quot;;[$'iwd creature'.$A13];&quot; // &quot;;[$'iwd creature'.$J13])" office:value-type="string" office:string-value="  msmsalc, null, 216, null, null, null, null, null, null =&gt; msmsalc // from the IDS sync" calcext:value-type="string">
            <text:p><text:s text:c="2"/>msmsalc, null, 216, null, null, null, null, null, null =&gt; msmsalc // from the IDS sync</text:p>
          </table:table-cell>
        </table:table-row>
        <table:table-row table:style-name="ro3">
          <table:table-cell table:formula="of:=CONCATENATE(&quot;  &quot;;[$'iwd creature'.$A14];&quot;, &quot;;[$'iwd creature'.$B14];&quot;, &quot;;[$'iwd creature'.$C14];&quot;, &quot;;[$'iwd creature'.$D14];&quot;, &quot;;[$'iwd creature'.$E14];&quot;, &quot;;[$'iwd creature'.$F14];&quot;, &quot;;[$'iwd creature'.$G14];&quot;, &quot;;[$'iwd creature'.$H14];&quot;, &quot;;[$'iwd creature'.$I14];&quot; =&gt; &quot;;[$'iwd creature'.$A14];&quot; // &quot;;[$'iwd creature'.$J14])" office:value-type="string" office:string-value="  rbibarr, null, 223, null, null, null, null, null, null =&gt; rbibarr // from the IDS sync" calcext:value-type="string">
            <text:p><text:s text:c="2"/>rbibarr, null, 223, null, null, null, null, null, null =&gt; rbibarr // from the IDS sync</text:p>
          </table:table-cell>
        </table:table-row>
        <table:table-row table:style-name="ro3">
          <table:table-cell table:formula="of:=CONCATENATE(&quot;  &quot;;[$'iwd creature'.$A15];&quot;, &quot;;[$'iwd creature'.$B15];&quot;, &quot;;[$'iwd creature'.$C15];&quot;, &quot;;[$'iwd creature'.$D15];&quot;, &quot;;[$'iwd creature'.$E15];&quot;, &quot;;[$'iwd creature'.$F15];&quot;, &quot;;[$'iwd creature'.$G15];&quot;, &quot;;[$'iwd creature'.$H15];&quot;, &quot;;[$'iwd creature'.$I15];&quot; =&gt; &quot;;[$'iwd creature'.$A15];&quot; // &quot;;[$'iwd creature'.$J15])" office:value-type="string" office:string-value="  rdecwig, null, 223, null, null, null, null, null, null =&gt; rdecwig // from the IDS sync" calcext:value-type="string">
            <text:p><text:s text:c="2"/>rdecwig, null, 223, null, null, null, null, null, null =&gt; rdecwig // from the IDS sync</text:p>
          </table:table-cell>
        </table:table-row>
        <table:table-row table:style-name="ro3">
          <table:table-cell table:formula="of:=CONCATENATE(&quot;  &quot;;[$'iwd creature'.$A16];&quot;, &quot;;[$'iwd creature'.$B16];&quot;, &quot;;[$'iwd creature'.$C16];&quot;, &quot;;[$'iwd creature'.$D16];&quot;, &quot;;[$'iwd creature'.$E16];&quot;, &quot;;[$'iwd creature'.$F16];&quot;, &quot;;[$'iwd creature'.$G16];&quot;, &quot;;[$'iwd creature'.$H16];&quot;, &quot;;[$'iwd creature'.$I16];&quot; =&gt; &quot;;[$'iwd creature'.$A16];&quot; // &quot;;[$'iwd creature'.$J16])" office:value-type="string" office:string-value="  rndfsal, null, 216, null, null, null, null, null, null =&gt; rndfsal // from the IDS sync" calcext:value-type="string">
            <text:p><text:s text:c="2"/>rndfsal, null, 216, null, null, null, null, null, null =&gt; rndfsal // from the IDS sync</text:p>
          </table:table-cell>
        </table:table-row>
        <table:table-row table:style-name="ro3">
          <table:table-cell table:formula="of:=CONCATENATE(&quot;  &quot;;[$'iwd creature'.$A17];&quot;, &quot;;[$'iwd creature'.$B17];&quot;, &quot;;[$'iwd creature'.$C17];&quot;, &quot;;[$'iwd creature'.$D17];&quot;, &quot;;[$'iwd creature'.$E17];&quot;, &quot;;[$'iwd creature'.$F17];&quot;, &quot;;[$'iwd creature'.$G17];&quot;, &quot;;[$'iwd creature'.$H17];&quot;, &quot;;[$'iwd creature'.$I17];&quot; =&gt; &quot;;[$'iwd creature'.$A17];&quot; // &quot;;[$'iwd creature'.$J17])" office:value-type="string" office:string-value="  rvsyeti, 179, null, null, null, null, null, null, null =&gt; rvsyeti // from the IDS sync" calcext:value-type="string">
            <text:p><text:s text:c="2"/>rvsyeti, 179, null, null, null, null, null, null, null =&gt; rvsyeti // from the IDS sync</text:p>
          </table:table-cell>
        </table:table-row>
        <table:table-row table:style-name="ro3">
          <table:table-cell table:formula="of:=CONCATENATE(&quot;  &quot;;[$'iwd creature'.$A18];&quot;, &quot;;[$'iwd creature'.$B18];&quot;, &quot;;[$'iwd creature'.$C18];&quot;, &quot;;[$'iwd creature'.$D18];&quot;, &quot;;[$'iwd creature'.$E18];&quot;, &quot;;[$'iwd creature'.$F18];&quot;, &quot;;[$'iwd creature'.$G18];&quot;, &quot;;[$'iwd creature'.$H18];&quot;, &quot;;[$'iwd creature'.$I18];&quot; =&gt; &quot;;[$'iwd creature'.$A18];&quot; // &quot;;[$'iwd creature'.$J18])" office:value-type="string" office:string-value="  sal8013, null, 216, null, null, null, null, null, null =&gt; sal8013 // from the IDS sync" calcext:value-type="string">
            <text:p><text:s text:c="2"/>sal8013, null, 216, null, null, null, null, null, null =&gt; sal8013 // from the IDS sync</text:p>
          </table:table-cell>
        </table:table-row>
        <table:table-row table:style-name="ro3">
          <table:table-cell table:formula="of:=CONCATENATE(&quot;  &quot;;[$'iwd creature'.$A19];&quot;, &quot;;[$'iwd creature'.$B19];&quot;, &quot;;[$'iwd creature'.$C19];&quot;, &quot;;[$'iwd creature'.$D19];&quot;, &quot;;[$'iwd creature'.$E19];&quot;, &quot;;[$'iwd creature'.$F19];&quot;, &quot;;[$'iwd creature'.$G19];&quot;, &quot;;[$'iwd creature'.$H19];&quot;, &quot;;[$'iwd creature'.$I19];&quot; =&gt; &quot;;[$'iwd creature'.$A19];&quot; // &quot;;[$'iwd creature'.$J19])" office:value-type="string" office:string-value="  salamanf, null, 216, null, null, null, null, null, null =&gt; salamanf // from the IDS sync" calcext:value-type="string">
            <text:p><text:s text:c="2"/>salamanf, null, 216, null, null, null, null, null, null =&gt; salamanf // from the IDS sync</text:p>
          </table:table-cell>
        </table:table-row>
        <table:table-row table:style-name="ro3">
          <table:table-cell table:formula="of:=CONCATENATE(&quot;  &quot;;[$'iwd creature'.$A20];&quot;, &quot;;[$'iwd creature'.$B20];&quot;, &quot;;[$'iwd creature'.$C20];&quot;, &quot;;[$'iwd creature'.$D20];&quot;, &quot;;[$'iwd creature'.$E20];&quot;, &quot;;[$'iwd creature'.$F20];&quot;, &quot;;[$'iwd creature'.$G20];&quot;, &quot;;[$'iwd creature'.$H20];&quot;, &quot;;[$'iwd creature'.$I20];&quot; =&gt; &quot;;[$'iwd creature'.$A20];&quot; // &quot;;[$'iwd creature'.$J20])" office:value-type="string" office:string-value="  udwight, null, 223, null, null, null, null, null, null =&gt; udwight // from the IDS sync" calcext:value-type="string">
            <text:p><text:s text:c="2"/>udwight, null, 223, null, null, null, null, null, null =&gt; udwight // from the IDS sync</text:p>
          </table:table-cell>
        </table:table-row>
        <table:table-row table:style-name="ro3">
          <table:table-cell table:formula="of:=CONCATENATE(&quot;  &quot;;[$'iwd creature'.$A21];&quot;, &quot;;[$'iwd creature'.$B21];&quot;, &quot;;[$'iwd creature'.$C21];&quot;, &quot;;[$'iwd creature'.$D21];&quot;, &quot;;[$'iwd creature'.$E21];&quot;, &quot;;[$'iwd creature'.$F21];&quot;, &quot;;[$'iwd creature'.$G21];&quot;, &quot;;[$'iwd creature'.$H21];&quot;, &quot;;[$'iwd creature'.$I21];&quot; =&gt; &quot;;[$'iwd creature'.$A21];&quot; // &quot;;[$'iwd creature'.$J21])" office:value-type="string" office:string-value="  vscyeti, 179, null, null, null, null, null, null, null =&gt; vscyeti // from the IDS sync" calcext:value-type="string">
            <text:p><text:s text:c="2"/>vscyeti, 179, null, null, null, null, null, null, null =&gt; vscyeti // from the IDS sync</text:p>
          </table:table-cell>
        </table:table-row>
        <table:table-row table:style-name="ro3">
          <table:table-cell table:formula="of:=CONCATENATE(&quot;  &quot;;[$'iwd creature'.$A22];&quot;, &quot;;[$'iwd creature'.$B22];&quot;, &quot;;[$'iwd creature'.$C22];&quot;, &quot;;[$'iwd creature'.$D22];&quot;, &quot;;[$'iwd creature'.$E22];&quot;, &quot;;[$'iwd creature'.$F22];&quot;, &quot;;[$'iwd creature'.$G22];&quot;, &quot;;[$'iwd creature'.$H22];&quot;, &quot;;[$'iwd creature'.$I22];&quot; =&gt; &quot;;[$'iwd creature'.$A22];&quot; // &quot;;[$'iwd creature'.$J22])" office:value-type="string" office:string-value="  vsyeti, 179, null, null, null, null, null, null, null =&gt; vsyeti // from the IDS sync" calcext:value-type="string">
            <text:p><text:s text:c="2"/>vsyeti, 179, null, null, null, null, null, null, null =&gt; vsyeti // from the IDS sync</text:p>
          </table:table-cell>
        </table:table-row>
        <table:table-row table:style-name="ro3">
          <table:table-cell table:formula="of:=CONCATENATE(&quot;  &quot;;[$'iwd creature'.$A23];&quot;, &quot;;[$'iwd creature'.$B23];&quot;, &quot;;[$'iwd creature'.$C23];&quot;, &quot;;[$'iwd creature'.$D23];&quot;, &quot;;[$'iwd creature'.$E23];&quot;, &quot;;[$'iwd creature'.$F23];&quot;, &quot;;[$'iwd creature'.$G23];&quot;, &quot;;[$'iwd creature'.$H23];&quot;, &quot;;[$'iwd creature'.$I23];&quot; =&gt; &quot;;[$'iwd creature'.$A23];&quot; // &quot;;[$'iwd creature'.$J23])" office:value-type="string" office:string-value="  vsyetii, 179, null, null, null, null, null, null, null =&gt; vsyetii // from the IDS sync" calcext:value-type="string">
            <text:p><text:s text:c="2"/>vsyetii, 179, null, null, null, null, null, null, null =&gt; vsyetii // from the IDS sync</text:p>
          </table:table-cell>
        </table:table-row>
        <table:table-row table:style-name="ro3">
          <table:table-cell table:formula="of:=CONCATENATE(&quot;  &quot;;[$'iwd creature'.$A24];&quot;, &quot;;[$'iwd creature'.$B24];&quot;, &quot;;[$'iwd creature'.$C24];&quot;, &quot;;[$'iwd creature'.$D24];&quot;, &quot;;[$'iwd creature'.$E24];&quot;, &quot;;[$'iwd creature'.$F24];&quot;, &quot;;[$'iwd creature'.$G24];&quot;, &quot;;[$'iwd creature'.$H24];&quot;, &quot;;[$'iwd creature'.$I24];&quot; =&gt; &quot;;[$'iwd creature'.$A24];&quot; // &quot;;[$'iwd creature'.$J24])" office:value-type="string" office:string-value="  vsyetii2, 179, null, null, null, null, null, null, null =&gt; vsyetii2 // from the IDS sync" calcext:value-type="string">
            <text:p><text:s text:c="2"/>vsyetii2, 179, null, null, null, null, null, null, null =&gt; vsyetii2 // from the IDS sync</text:p>
          </table:table-cell>
        </table:table-row>
        <table:table-row table:style-name="ro3">
          <table:table-cell table:formula="of:=CONCATENATE(&quot;  &quot;;[$'iwd creature'.$A25];&quot;, &quot;;[$'iwd creature'.$B25];&quot;, &quot;;[$'iwd creature'.$C25];&quot;, &quot;;[$'iwd creature'.$D25];&quot;, &quot;;[$'iwd creature'.$E25];&quot;, &quot;;[$'iwd creature'.$F25];&quot;, &quot;;[$'iwd creature'.$G25];&quot;, &quot;;[$'iwd creature'.$H25];&quot;, &quot;;[$'iwd creature'.$I25];&quot; =&gt; &quot;;[$'iwd creature'.$A25];&quot; // &quot;;[$'iwd creature'.$J25])" office:value-type="string" office:string-value="  wight, null, 223, null, null, null, null, null, null =&gt; wight // from the IDS sync" calcext:value-type="string">
            <text:p><text:s text:c="2"/>wight, null, 223, null, null, null, null, null, null =&gt; wight // from the IDS sync</text:p>
          </table:table-cell>
        </table:table-row>
        <table:table-row table:style-name="ro3">
          <table:table-cell table:formula="of:=CONCATENATE(&quot;  &quot;;[$'iwd creature'.$A26];&quot;, &quot;;[$'iwd creature'.$B26];&quot;, &quot;;[$'iwd creature'.$C26];&quot;, &quot;;[$'iwd creature'.$D26];&quot;, &quot;;[$'iwd creature'.$E26];&quot;, &quot;;[$'iwd creature'.$F26];&quot;, &quot;;[$'iwd creature'.$G26];&quot;, &quot;;[$'iwd creature'.$H26];&quot;, &quot;;[$'iwd creature'.$I26];&quot; =&gt; &quot;;[$'iwd creature'.$A26];&quot; // &quot;;[$'iwd creature'.$J26])" office:value-type="string" office:string-value="  wight2, null, 223, null, null, null, null, null, null =&gt; wight2 // from the IDS sync" calcext:value-type="string">
            <text:p><text:s text:c="2"/>wight2, null, 223, null, null, null, null, null, null =&gt; wight2 // from the IDS sync</text:p>
          </table:table-cell>
        </table:table-row>
        <table:table-row table:style-name="ro3">
          <table:table-cell table:formula="of:=CONCATENATE(&quot;  &quot;;[$'iwd creature'.$A27];&quot;, &quot;;[$'iwd creature'.$B27];&quot;, &quot;;[$'iwd creature'.$C27];&quot;, &quot;;[$'iwd creature'.$D27];&quot;, &quot;;[$'iwd creature'.$E27];&quot;, &quot;;[$'iwd creature'.$F27];&quot;, &quot;;[$'iwd creature'.$G27];&quot;, &quot;;[$'iwd creature'.$H27];&quot;, &quot;;[$'iwd creature'.$I27];&quot; =&gt; &quot;;[$'iwd creature'.$A27];&quot; // &quot;;[$'iwd creature'.$J27])" office:value-type="string" office:string-value="  wight3, null, 223, null, null, null, null, null, null =&gt; wight3 // from the IDS sync" calcext:value-type="string">
            <text:p><text:s text:c="2"/>wight3, null, 223, null, null, null, null, null, null =&gt; wight3 // from the IDS sync</text:p>
          </table:table-cell>
        </table:table-row>
        <table:table-row table:style-name="ro3">
          <table:table-cell table:formula="of:=CONCATENATE(&quot;  &quot;;[$'iwd creature'.$A28];&quot;, &quot;;[$'iwd creature'.$B28];&quot;, &quot;;[$'iwd creature'.$C28];&quot;, &quot;;[$'iwd creature'.$D28];&quot;, &quot;;[$'iwd creature'.$E28];&quot;, &quot;;[$'iwd creature'.$F28];&quot;, &quot;;[$'iwd creature'.$G28];&quot;, &quot;;[$'iwd creature'.$H28];&quot;, &quot;;[$'iwd creature'.$I28];&quot; =&gt; &quot;;[$'iwd creature'.$A28];&quot; // &quot;;[$'iwd creature'.$J28])" office:value-type="string" office:string-value="  wightba, null, 223, null, null, null, null, null, null =&gt; wightba // from the IDS sync" calcext:value-type="string">
            <text:p><text:s text:c="2"/>wightba, null, 223, null, null, null, null, null, null =&gt; wightba // from the IDS sync</text:p>
          </table:table-cell>
        </table:table-row>
        <table:table-row table:style-name="ro3">
          <table:table-cell table:formula="of:=CONCATENATE(&quot;  &quot;;[$'iwd creature'.$A29];&quot;, &quot;;[$'iwd creature'.$B29];&quot;, &quot;;[$'iwd creature'.$C29];&quot;, &quot;;[$'iwd creature'.$D29];&quot;, &quot;;[$'iwd creature'.$E29];&quot;, &quot;;[$'iwd creature'.$F29];&quot;, &quot;;[$'iwd creature'.$G29];&quot;, &quot;;[$'iwd creature'.$H29];&quot;, &quot;;[$'iwd creature'.$I29];&quot; =&gt; &quot;;[$'iwd creature'.$A29];&quot; // &quot;;[$'iwd creature'.$J29])" office:value-type="string" office:string-value="  wightcld, null, 223, null, null, null, null, null, null =&gt; wightcld // from the IDS sync" calcext:value-type="string">
            <text:p><text:s text:c="2"/>wightcld, null, 223, null, null, null, null, null, null =&gt; wightcld // from the IDS sync</text:p>
          </table:table-cell>
        </table:table-row>
        <table:table-row table:style-name="ro3">
          <table:table-cell table:formula="of:=CONCATENATE(&quot;  &quot;;[$'iwd creature'.$A30];&quot;, &quot;;[$'iwd creature'.$B30];&quot;, &quot;;[$'iwd creature'.$C30];&quot;, &quot;;[$'iwd creature'.$D30];&quot;, &quot;;[$'iwd creature'.$E30];&quot;, &quot;;[$'iwd creature'.$F30];&quot;, &quot;;[$'iwd creature'.$G30];&quot;, &quot;;[$'iwd creature'.$H30];&quot;, &quot;;[$'iwd creature'.$I30];&quot; =&gt; &quot;;[$'iwd creature'.$A30];&quot; // &quot;;[$'iwd creature'.$J30])" office:value-type="string" office:string-value="  wtcyeti, 179, null, null, null, null, null, null, null =&gt; wtcyeti // from the IDS sync" calcext:value-type="string">
            <text:p><text:s text:c="2"/>wtcyeti, 179, null, null, null, null, null, null, null =&gt; wtcyeti // from the IDS sync</text:p>
          </table:table-cell>
        </table:table-row>
        <table:table-row table:style-name="ro3">
          <table:table-cell table:formula="of:=CONCATENATE(&quot;  &quot;;[$'iwd creature'.$A31];&quot;, &quot;;[$'iwd creature'.$B31];&quot;, &quot;;[$'iwd creature'.$C31];&quot;, &quot;;[$'iwd creature'.$D31];&quot;, &quot;;[$'iwd creature'.$E31];&quot;, &quot;;[$'iwd creature'.$F31];&quot;, &quot;;[$'iwd creature'.$G31];&quot;, &quot;;[$'iwd creature'.$H31];&quot;, &quot;;[$'iwd creature'.$I31];&quot; =&gt; &quot;;[$'iwd creature'.$A31];&quot; // &quot;;[$'iwd creature'.$J31])" office:value-type="string" office:string-value="  wtsalf1, null, 216, null, null, null, null, null, null =&gt; wtsalf1 // from the IDS sync" calcext:value-type="string">
            <text:p><text:s text:c="2"/>wtsalf1, null, 216, null, null, null, null, null, null =&gt; wtsalf1 // from the IDS sync</text:p>
          </table:table-cell>
        </table:table-row>
        <table:table-row table:style-name="ro3">
          <table:table-cell table:formula="of:=CONCATENATE(&quot;  &quot;;[$'iwd creature'.$A32];&quot;, &quot;;[$'iwd creature'.$B32];&quot;, &quot;;[$'iwd creature'.$C32];&quot;, &quot;;[$'iwd creature'.$D32];&quot;, &quot;;[$'iwd creature'.$E32];&quot;, &quot;;[$'iwd creature'.$F32];&quot;, &quot;;[$'iwd creature'.$G32];&quot;, &quot;;[$'iwd creature'.$H32];&quot;, &quot;;[$'iwd creature'.$I32];&quot; =&gt; &quot;;[$'iwd creature'.$A32];&quot; // &quot;;[$'iwd creature'.$J32])" office:value-type="string" office:string-value="  wtsalf2, null, 216, null, null, null, null, null, null =&gt; wtsalf2 // from the IDS sync" calcext:value-type="string">
            <text:p><text:s text:c="2"/>wtsalf2, null, 216, null, null, null, null, null, null =&gt; wtsalf2 // from the IDS sync</text:p>
          </table:table-cell>
        </table:table-row>
        <table:table-row table:style-name="ro3">
          <table:table-cell table:formula="of:=CONCATENATE(&quot;  &quot;;[$'iwd creature'.$A33];&quot;, &quot;;[$'iwd creature'.$B33];&quot;, &quot;;[$'iwd creature'.$C33];&quot;, &quot;;[$'iwd creature'.$D33];&quot;, &quot;;[$'iwd creature'.$E33];&quot;, &quot;;[$'iwd creature'.$F33];&quot;, &quot;;[$'iwd creature'.$G33];&quot;, &quot;;[$'iwd creature'.$H33];&quot;, &quot;;[$'iwd creature'.$I33];&quot; =&gt; &quot;;[$'iwd creature'.$A33];&quot; // &quot;;[$'iwd creature'.$J33])" office:value-type="string" office:string-value="  wtsalf3, null, 216, null, null, null, null, null, null =&gt; wtsalf3 // from the IDS sync" calcext:value-type="string">
            <text:p><text:s text:c="2"/>wtsalf3, null, 216, null, null, null, null, null, null =&gt; wtsalf3 // from the IDS sync</text:p>
          </table:table-cell>
        </table:table-row>
        <table:table-row table:style-name="ro3">
          <table:table-cell table:formula="of:=CONCATENATE(&quot;  &quot;;[$'iwd creature'.$A34];&quot;, &quot;;[$'iwd creature'.$B34];&quot;, &quot;;[$'iwd creature'.$C34];&quot;, &quot;;[$'iwd creature'.$D34];&quot;, &quot;;[$'iwd creature'.$E34];&quot;, &quot;;[$'iwd creature'.$F34];&quot;, &quot;;[$'iwd creature'.$G34];&quot;, &quot;;[$'iwd creature'.$H34];&quot;, &quot;;[$'iwd creature'.$I34];&quot; =&gt; &quot;;[$'iwd creature'.$A34];&quot; // &quot;;[$'iwd creature'.$J34])" office:value-type="string" office:string-value="  wtsalfd, null, 216, null, null, null, null, null, null =&gt; wtsalfd // from the IDS sync" calcext:value-type="string">
            <text:p><text:s text:c="2"/>wtsalfd, null, 216, null, null, null, null, null, null =&gt; wtsalfd // from the IDS sync</text:p>
          </table:table-cell>
        </table:table-row>
        <table:table-row table:style-name="ro3">
          <table:table-cell table:formula="of:=CONCATENATE(&quot;  &quot;;[$'iwd creature'.$A35];&quot;, &quot;;[$'iwd creature'.$B35];&quot;, &quot;;[$'iwd creature'.$C35];&quot;, &quot;;[$'iwd creature'.$D35];&quot;, &quot;;[$'iwd creature'.$E35];&quot;, &quot;;[$'iwd creature'.$F35];&quot;, &quot;;[$'iwd creature'.$G35];&quot;, &quot;;[$'iwd creature'.$H35];&quot;, &quot;;[$'iwd creature'.$I35];&quot; =&gt; &quot;;[$'iwd creature'.$A35];&quot; // &quot;;[$'iwd creature'.$J35])" office:value-type="string" office:string-value="  wtyeti, 179, null, null, null, null, null, null, null =&gt; wtyeti // from the IDS sync" calcext:value-type="string">
            <text:p><text:s text:c="2"/>wtyeti, 179, null, null, null, null, null, null, null =&gt; wtyeti // from the IDS sync</text:p>
          </table:table-cell>
        </table:table-row>
      </table:table>
      <table:table table:name="iwd item" table:style-name="ta1">
        <table:table-column table:style-name="co14" table:default-cell-style-name="ce39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5" table:default-cell-style-name="ce42"/>
        <table:table-column table:style-name="co18" table:default-cell-style-name="ce42"/>
        <table:table-column table:style-name="co19" table:default-cell-style-name="ce42"/>
        <table:table-column table:style-name="co5" table:default-cell-style-name="ce42"/>
        <table:table-column table:style-name="co2" table:default-cell-style-name="ce42"/>
        <table:table-column table:style-name="co20" table:default-cell-style-name="ce42"/>
        <table:table-column table:style-name="co21" table:default-cell-style-name="ce42"/>
        <table:table-column table:style-name="co8" table:default-cell-style-name="ce42"/>
        <table:table-column table:style-name="co34" table:default-cell-style-name="ce42"/>
        <table:table-column table:style-name="co23" table:default-cell-style-name="ce39"/>
        <table:table-column table:style-name="co12" table:number-columns-repeated="1010" table:default-cell-style-name="ce39"/>
        <table:table-row table:style-name="ro3">
          <table:table-cell table:style-name="ce37" office:value-type="string" calcext:value-type="string">
            <text:p>file</text:p>
          </table:table-cell>
          <table:table-cell table:style-name="ce40" office:value-type="string" calcext:value-type="string">
            <text:p>timing</text:p>
          </table:table-cell>
          <table:table-cell table:style-name="ce40" office:value-type="string" calcext:value-type="string">
            <text:p>magical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thac0</text:p>
          </table:table-cell>
          <table:table-cell table:style-name="ce40" office:value-type="string" calcext:value-type="string">
            <text:p>lore</text:p>
          </table:table-cell>
          <table:table-cell table:style-name="ce40" office:value-type="string" calcext:value-type="string">
            <text:p>type</text:p>
          </table:table-cell>
          <table:table-cell table:style-name="ce40" office:value-type="string" calcext:value-type="string">
            <text:p>prof</text:p>
          </table:table-cell>
          <table:table-cell table:style-name="ce40" office:value-type="string" calcext:value-type="string">
            <text:p>enchantment</text:p>
          </table:table-cell>
          <table:table-cell table:style-name="ce40" office:value-type="string" calcext:value-type="string">
            <text:p>dispellable</text:p>
          </table:table-cell>
          <table:table-cell table:style-name="ce40" office:value-type="string" calcext:value-type="string">
            <text:p>range</text:p>
          </table:table-cell>
          <table:table-cell table:style-name="ce37" office:value-type="string" calcext:value-type="string">
            <text:p>notes</text:p>
          </table:table-cell>
          <table:table-cell table:style-name="ce43" table:number-columns-repeated="1010"/>
        </table:table-row>
        <table:table-row table:style-name="ro3">
          <table:table-cell table:style-name="ce38" office:value-type="string" calcext:value-type="string">
            <text:p>elemcha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sunn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elemzaam</text:p>
          </table:table-cell>
          <table:table-cell table:number-columns-repeated="9" table:style-name="ce41" office:value-type="string" calcext:value-type="string">
            <text:p>null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style-name="ce38" office:value-type="string" calcext:value-type="string">
            <text:p>upping enchantment for elemental princes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1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1 has speed of +2</text:p>
          </table:table-cell>
          <table:table-cell table:number-columns-repeated="1010"/>
        </table:table-row>
        <table:table-row table:style-name="ro3">
          <table:table-cell table:style-name="ce38" office:value-type="string" calcext:value-type="string">
            <text:p>shamme3</text:p>
          </table:table-cell>
          <table:table-cell table:number-columns-repeated="3" table:style-name="ce41" office:value-type="string" calcext:value-type="string">
            <text:p>null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8" table:style-name="ce41" office:value-type="string" calcext:value-type="string">
            <text:p>null</text:p>
          </table:table-cell>
          <table:table-cell table:style-name="ce38" office:value-type="string" calcext:value-type="string">
            <text:p>spiritual hammer +3 has speed of +2</text:p>
          </table:table-cell>
          <table:table-cell table:number-columns-repeated="1010"/>
        </table:table-row>
        <table:table-row table:style-name="ro3" table:number-rows-repeated="57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8"/>
          <table:table-cell table:style-name="ce41" table:number-columns-repeated="12"/>
          <table:table-cell table:style-name="ce3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iwd item'.$A2];&quot;, &quot;;[$'iwd item'.$B2];&quot;, &quot;;[$'iwd item'.$C2];&quot;, &quot;;[$'iwd item'.$D2];&quot;, &quot;;[$'iwd item'.$E2];&quot;, &quot;;[$'iwd item'.$F2];&quot;, &quot;;[$'iwd item'.$G2];&quot;, &quot;;[$'iwd item'.$H2];&quot;, &quot;;[$'iwd item'.$I2];&quot;, &quot;;[$'iwd item'.$J2];&quot;, &quot;;[$'iwd item'.$K2];&quot;, &quot;;[$'iwd item'.$L2];&quot;, &quot;;[$'iwd item'.$M2];&quot; =&gt; &quot;;[$'iwd item'.$A2];&quot; // &quot;;[$'iwd item'.$N2])" office:value-type="string" office:string-value="  elemchan, null, null, null, null, null, null, null, null, null, 4, null, null =&gt; elemchan // upping enchantment for elemental princes" calcext:value-type="string">
            <text:p><text:s text:c="2"/>elemchan, null, null, null, null, null, null, null, null, null, 4, null, null =&gt; elemchan // upping enchantment for elemental princes</text:p>
          </table:table-cell>
        </table:table-row>
        <table:table-row table:style-name="ro3">
          <table:table-cell table:formula="of:=CONCATENATE(;&quot;  &quot;;[$'iwd item'.$A3];&quot;, &quot;;[$'iwd item'.$B3];&quot;, &quot;;[$'iwd item'.$C3];&quot;, &quot;;[$'iwd item'.$D3];&quot;, &quot;;[$'iwd item'.$E3];&quot;, &quot;;[$'iwd item'.$F3];&quot;, &quot;;[$'iwd item'.$G3];&quot;, &quot;;[$'iwd item'.$H3];&quot;, &quot;;[$'iwd item'.$I3];&quot;, &quot;;[$'iwd item'.$J3];&quot;, &quot;;[$'iwd item'.$K3];&quot;, &quot;;[$'iwd item'.$L3];&quot;, &quot;;[$'iwd item'.$M3];&quot; =&gt; &quot;;[$'iwd item'.$A3];&quot; // &quot;;[$'iwd item'.$N3])" office:value-type="string" office:string-value="  elemsunn, null, null, null, null, null, null, null, null, null, 4, null, null =&gt; elemsunn // upping enchantment for elemental princes" calcext:value-type="string">
            <text:p><text:s text:c="2"/>elemsunn, null, null, null, null, null, null, null, null, null, 4, null, null =&gt; elemsunn // upping enchantment for elemental princes</text:p>
          </table:table-cell>
        </table:table-row>
        <table:table-row table:style-name="ro3">
          <table:table-cell table:formula="of:=CONCATENATE(;&quot;  &quot;;[$'iwd item'.$A4];&quot;, &quot;;[$'iwd item'.$B4];&quot;, &quot;;[$'iwd item'.$C4];&quot;, &quot;;[$'iwd item'.$D4];&quot;, &quot;;[$'iwd item'.$E4];&quot;, &quot;;[$'iwd item'.$F4];&quot;, &quot;;[$'iwd item'.$G4];&quot;, &quot;;[$'iwd item'.$H4];&quot;, &quot;;[$'iwd item'.$I4];&quot;, &quot;;[$'iwd item'.$J4];&quot;, &quot;;[$'iwd item'.$K4];&quot;, &quot;;[$'iwd item'.$L4];&quot;, &quot;;[$'iwd item'.$M4];&quot; =&gt; &quot;;[$'iwd item'.$A4];&quot; // &quot;;[$'iwd item'.$N4])" office:value-type="string" office:string-value="  elemzaam, null, null, null, null, null, null, null, null, null, 4, null, null =&gt; elemzaam // upping enchantment for elemental princes" calcext:value-type="string">
            <text:p><text:s text:c="2"/>elemzaam, null, null, null, null, null, null, null, null, null, 4, null, null =&gt; elemzaam // upping enchantment for elemental princes</text:p>
          </table:table-cell>
        </table:table-row>
        <table:table-row table:style-name="ro3">
          <table:table-cell table:formula="of:=CONCATENATE(;&quot;  &quot;;[$'iwd item'.$A5];&quot;, &quot;;[$'iwd item'.$B5];&quot;, &quot;;[$'iwd item'.$C5];&quot;, &quot;;[$'iwd item'.$D5];&quot;, &quot;;[$'iwd item'.$E5];&quot;, &quot;;[$'iwd item'.$F5];&quot;, &quot;;[$'iwd item'.$G5];&quot;, &quot;;[$'iwd item'.$H5];&quot;, &quot;;[$'iwd item'.$I5];&quot;, &quot;;[$'iwd item'.$J5];&quot;, &quot;;[$'iwd item'.$K5];&quot;, &quot;;[$'iwd item'.$L5];&quot;, &quot;;[$'iwd item'.$M5];&quot; =&gt; &quot;;[$'iwd item'.$A5];&quot; // &quot;;[$'iwd item'.$N5])" office:value-type="string" office:string-value="  shamme1, null, null, null, 3, null, null, null, null, null, null, null, null =&gt; shamme1 // spiritual hammer +1 has speed of +2" calcext:value-type="string">
            <text:p><text:s text:c="2"/>shamme1, null, null, null, 3, null, null, null, null, null, null, null, null =&gt; shamme1 // spiritual hammer +1 has speed of +2</text:p>
          </table:table-cell>
        </table:table-row>
        <table:table-row table:style-name="ro3">
          <table:table-cell table:formula="of:=CONCATENATE(;&quot;  &quot;;[$'iwd item'.$A6];&quot;, &quot;;[$'iwd item'.$B6];&quot;, &quot;;[$'iwd item'.$C6];&quot;, &quot;;[$'iwd item'.$D6];&quot;, &quot;;[$'iwd item'.$E6];&quot;, &quot;;[$'iwd item'.$F6];&quot;, &quot;;[$'iwd item'.$G6];&quot;, &quot;;[$'iwd item'.$H6];&quot;, &quot;;[$'iwd item'.$I6];&quot;, &quot;;[$'iwd item'.$J6];&quot;, &quot;;[$'iwd item'.$K6];&quot;, &quot;;[$'iwd item'.$L6];&quot;, &quot;;[$'iwd item'.$M6];&quot; =&gt; &quot;;[$'iwd item'.$A6];&quot; // &quot;;[$'iwd item'.$N6])" office:value-type="string" office:string-value="  shamme3, null, null, null, 1, null, null, null, null, null, null, null, null =&gt; shamme3 // spiritual hammer +3 has speed of +2" calcext:value-type="string">
            <text:p><text:s text:c="2"/>shamme3, null, null, null, 1, null, null, null, null, null, null, null, null =&gt; shamme3 // spiritual hammer +3 has speed of +2</text:p>
          </table:table-cell>
        </table:table-row>
        <table:table-row table:style-name="ro3" table:number-rows-repeated="593">
          <table:table-cell/>
        </table:table-row>
        <table:table-row table:style-name="ro3">
          <table:table-cell table:style-name="ce52"/>
        </table:table-row>
      </table:table>
      <table:table table:name="iwd spell" table:style-name="ta1">
        <table:table-column table:style-name="co35" table:default-cell-style-name="ce44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3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8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52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ce34"/>
        <table:table-column table:style-name="co12" table:number-columns-repeated="1013" table:default-cell-style-name="ce34"/>
        <table:table-row table:style-name="ro1">
          <table:table-cell table:style-name="ce27" office:value-type="string" calcext:value-type="string">
            <text:p>file</text:p>
          </table:table-cell>
          <table:table-cell table:style-name="ce31" office:value-type="string" calcext:value-type="string">
            <text:p>race</text:p>
          </table:table-cell>
          <table:table-cell table:style-name="ce31" office:value-type="string" calcext:value-type="string">
            <text:p>class</text:p>
          </table:table-cell>
          <table:table-cell table:style-name="ce31" office:value-type="string" calcext:value-type="string">
            <text:p>general</text:p>
          </table:table-cell>
          <table:table-cell table:style-name="ce31" office:value-type="string" calcext:value-type="string">
            <text:p>sex</text:p>
          </table:table-cell>
          <table:table-cell table:style-name="ce31" office:value-type="string" calcext:value-type="string">
            <text:p>gender</text:p>
          </table:table-cell>
          <table:table-cell table:style-name="ce31" office:value-type="string" calcext:value-type="string">
            <text:p>animation</text:p>
          </table:table-cell>
          <table:table-cell table:style-name="ce31" office:value-type="string" calcext:value-type="string">
            <text:p>dv</text:p>
          </table:table-cell>
          <table:table-cell table:style-name="ce31" office:value-type="string" calcext:value-type="string">
            <text:p>kit</text:p>
          </table:table-cell>
          <table:table-cell table:style-name="ce27" office:value-type="string" calcext:value-type="string">
            <text:p>notes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8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5" table:default-cell-style-name="ce53"/>
        <table:table-column table:style-name="co18" table:default-cell-style-name="ce53"/>
        <table:table-column table:style-name="co19" table:default-cell-style-name="ce53"/>
        <table:table-column table:style-name="co5" table:default-cell-style-name="ce53"/>
        <table:table-column table:style-name="co2" table:default-cell-style-name="ce53"/>
        <table:table-column table:style-name="co20" table:default-cell-style-name="ce53"/>
        <table:table-column table:style-name="co21" table:default-cell-style-name="ce53"/>
        <table:table-column table:style-name="co8" table:default-cell-style-name="ce53"/>
        <table:table-column table:style-name="co36" table:default-cell-style-name="ce53"/>
        <table:table-column table:style-name="co23" table:default-cell-style-name="ce48"/>
        <table:table-column table:style-name="co12" table:number-columns-repeated="1010" table:default-cell-style-name="ce48"/>
        <table:table-row table:style-name="ro3">
          <table:table-cell table:style-name="ce46" office:value-type="string" calcext:value-type="string">
            <text:p>file</text:p>
          </table:table-cell>
          <table:table-cell table:style-name="ce49" office:value-type="string" calcext:value-type="string">
            <text:p>timing</text:p>
          </table:table-cell>
          <table:table-cell table:style-name="ce49" office:value-type="string" calcext:value-type="string">
            <text:p>magical</text:p>
          </table:table-cell>
          <table:table-cell table:style-name="ce49" office:value-type="string" calcext:value-type="string">
            <text:p>powe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weight</text:p>
          </table:table-cell>
          <table:table-cell table:style-name="ce49" office:value-type="string" calcext:value-type="string">
            <text:p>thac0</text:p>
          </table:table-cell>
          <table:table-cell table:style-name="ce49" office:value-type="string" calcext:value-type="string">
            <text:p>lore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prof</text:p>
          </table:table-cell>
          <table:table-cell table:style-name="ce49" office:value-type="string" calcext:value-type="string">
            <text:p>enchantment</text:p>
          </table:table-cell>
          <table:table-cell table:style-name="ce49" office:value-type="string" calcext:value-type="string">
            <text:p>dispellable</text:p>
          </table:table-cell>
          <table:table-cell table:style-name="ce49" office:value-type="string" calcext:value-type="string">
            <text:p>range</text:p>
          </table:table-cell>
          <table:table-cell table:style-name="ce46" office:value-type="string" calcext:value-type="string">
            <text:p>notes</text:p>
          </table:table-cell>
          <table:table-cell table:style-name="ce54" table:number-columns-repeated="1010"/>
        </table:table-row>
        <table:table-row table:style-name="ro3" table:number-rows-repeated="62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7"/>
          <table:table-cell table:style-name="ce51" table:number-columns-repeated="12"/>
          <table:table-cell table:style-name="ce4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table table:name="pst spell" table:style-name="ta1">
        <table:table-column table:style-name="co37" table:default-cell-style-name="ce56"/>
        <table:table-column table:style-name="co17" table:default-cell-style-name="ce62"/>
        <table:table-column table:style-name="co26" table:default-cell-style-name="ce62"/>
        <table:table-column table:style-name="co19" table:default-cell-style-name="ce62"/>
        <table:table-column table:style-name="co27" table:default-cell-style-name="ce62"/>
        <table:table-column table:style-name="co1" table:default-cell-style-name="ce62"/>
        <table:table-column table:style-name="co15" table:default-cell-style-name="ce62"/>
        <table:table-column table:style-name="co19" table:default-cell-style-name="ce62"/>
        <table:table-column table:style-name="co7" table:default-cell-style-name="ce62"/>
        <table:table-column table:style-name="co28" table:default-cell-style-name="ce62"/>
        <table:table-column table:style-name="co14" table:default-cell-style-name="ce62"/>
        <table:table-column table:style-name="co2" table:default-cell-style-name="ce62"/>
        <table:table-column table:style-name="co29" table:default-cell-style-name="ce13"/>
        <table:table-column table:style-name="co12" table:number-columns-repeated="1011" table:default-cell-style-name="ce13"/>
        <table:table-row table:style-name="ro3">
          <table:table-cell table:style-name="ce55" office:value-type="string" calcext:value-type="string">
            <text:p>file</text:p>
          </table:table-cell>
          <table:table-cell table:style-name="ce58" office:value-type="string" calcext:value-type="string">
            <text:p>power</text:p>
          </table:table-cell>
          <table:table-cell table:style-name="ce58" office:value-type="string" calcext:value-type="string">
            <text:p>resist_dispel</text:p>
          </table:table-cell>
          <table:table-cell table:style-name="ce58" office:value-type="string" calcext:value-type="string">
            <text:p>stack</text:p>
          </table:table-cell>
          <table:table-cell table:style-name="ce58" office:value-type="string" calcext:value-type="string">
            <text:p>level</text:p>
          </table:table-cell>
          <table:table-cell table:style-name="ce58" office:value-type="string" calcext:value-type="string">
            <text:p>wild_magic</text:p>
          </table:table-cell>
          <table:table-cell table:style-name="ce58" office:value-type="string" calcext:value-type="string">
            <text:p>speed</text:p>
          </table:table-cell>
          <table:table-cell table:style-name="ce58" office:value-type="string" calcext:value-type="string">
            <text:p>range</text:p>
          </table:table-cell>
          <table:table-cell table:style-name="ce58" office:value-type="string" calcext:value-type="string">
            <text:p>animation</text:p>
          </table:table-cell>
          <table:table-cell table:style-name="ce58" office:value-type="string" calcext:value-type="string">
            <text:p>school</text:p>
          </table:table-cell>
          <table:table-cell table:style-name="ce58" office:value-type="string" calcext:value-type="string">
            <text:p>secondary</text:p>
          </table:table-cell>
          <table:table-cell table:style-name="ce58" office:value-type="string" calcext:value-type="string">
            <text:p>type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52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7" table:target-range-address="'bg2 cre_array'.A1:'bg2 cre_array'.AMJ104857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3:06:42.5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1T14:01:16.801000000</dc:date>
    <meta:editing-duration>P5DT6H14M27S</meta:editing-duration>
    <meta:editing-cycles>129</meta:editing-cycles>
    <meta:generator>LibreOffice/7.2.1.2$Windows_X86_64 LibreOffice_project/87b77fad49947c1441b67c559c339af8f3517e22</meta:generator>
    <meta:document-statistic meta:table-count="24" meta:cell-count="5471" meta:object-count="0"/>
  </office:meta>
</office:document-meta>
</file>